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006750" table:style-name="ce5">
            <text:p>9.006.750</text:p>
          </table:table-cell>
          <table:table-cell office:value-type="float" office:value="1853500" table:style-name="ce5">
            <text:p>1.853.5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3191500" table:style-name="ce6">
            <text:p>13.191.500</text:p>
          </table:table-cell>
          <table:table-cell office:value-type="float" office:value="12172659" table:style-name="ce6">
            <text:p>12.172.659</text:p>
          </table:table-cell>
          <table:table-cell office:value-type="percentage" office:value="0.92276534131827315" table:style-name="ce7">
            <text:p>92,3%</text:p>
          </table:table-cell>
          <table:table-cell office:value-type="float" office:value="6612680" table:style-name="ce5">
            <text:p>6.612.680</text:p>
          </table:table-cell>
          <table:table-cell office:value-type="float" office:value="6194433" table:style-name="ce5">
            <text:p>6.194.433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461645" table:style-name="ce5">
            <text:p>1.461.645</text:p>
          </table:table-cell>
          <table:table-cell office:value-type="float" office:value="249400" table:style-name="ce5">
            <text:p>249.4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040845" table:style-name="ce6">
            <text:p>2.040.845</text:p>
          </table:table-cell>
          <table:table-cell office:value-type="float" office:value="1900993" table:style-name="ce6">
            <text:p>1.900.993</text:p>
          </table:table-cell>
          <table:table-cell office:value-type="percentage" office:value="0.9314734827975667" table:style-name="ce7">
            <text:p>93,1%</text:p>
          </table:table-cell>
          <table:table-cell office:value-type="float" office:value="1040592" table:style-name="ce5">
            <text:p>1.040.592</text:p>
          </table:table-cell>
          <table:table-cell office:value-type="float" office:value="979110" table:style-name="ce5">
            <text:p>979.110</text:p>
          </table:table-cell>
          <table:table-cell office:value-type="date" office:date-value="2021-09-04T00:00:00" table:style-name="ce8">
            <text:p>04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163885" table:style-name="ce5">
            <text:p>1.163.885</text:p>
          </table:table-cell>
          <table:table-cell office:value-type="float" office:value="157500" table:style-name="ce5">
            <text:p>157.5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606985" table:style-name="ce6">
            <text:p>1.606.985</text:p>
          </table:table-cell>
          <table:table-cell office:value-type="float" office:value="1614251" table:style-name="ce6">
            <text:p>1.614.251</text:p>
          </table:table-cell>
          <table:table-cell office:value-type="percentage" office:value="1.0045215107795031" table:style-name="ce7">
            <text:p>100,5%</text:p>
          </table:table-cell>
          <table:table-cell office:value-type="float" office:value="862536" table:style-name="ce5">
            <text:p>862.536</text:p>
          </table:table-cell>
          <table:table-cell office:value-type="float" office:value="822459" table:style-name="ce5">
            <text:p>822.459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31200" table:style-name="ce5">
            <text:p>1.231.200</text:p>
          </table:table-cell>
          <table:table-cell office:value-type="float" office:value="287000" table:style-name="ce5">
            <text:p>287.0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837000" table:style-name="ce6">
            <text:p>1.837.000</text:p>
          </table:table-cell>
          <table:table-cell office:value-type="float" office:value="1529886" table:style-name="ce6">
            <text:p>1.529.886</text:p>
          </table:table-cell>
          <table:table-cell office:value-type="percentage" office:value="0.83281763745236803" table:style-name="ce7">
            <text:p>83,3%</text:p>
          </table:table-cell>
          <table:table-cell office:value-type="float" office:value="827349" table:style-name="ce5">
            <text:p>827.349</text:p>
          </table:table-cell>
          <table:table-cell office:value-type="float" office:value="789388" table:style-name="ce5">
            <text:p>789.388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247540" table:style-name="ce5">
            <text:p>2.247.540</text:p>
          </table:table-cell>
          <table:table-cell office:value-type="float" office:value="529800" table:style-name="ce5">
            <text:p>529.8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414690" table:style-name="ce6">
            <text:p>3.414.690</text:p>
          </table:table-cell>
          <table:table-cell office:value-type="float" office:value="3032486" table:style-name="ce6">
            <text:p>3.032.486</text:p>
          </table:table-cell>
          <table:table-cell office:value-type="percentage" office:value="0.88807065941564245" table:style-name="ce7">
            <text:p>88,8%</text:p>
          </table:table-cell>
          <table:table-cell office:value-type="float" office:value="1637271" table:style-name="ce5">
            <text:p>1.637.271</text:p>
          </table:table-cell>
          <table:table-cell office:value-type="float" office:value="1555357" table:style-name="ce5">
            <text:p>1.555.357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45405" table:style-name="ce5">
            <text:p>645.405</text:p>
          </table:table-cell>
          <table:table-cell office:value-type="float" office:value="104000" table:style-name="ce5">
            <text:p>104.0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899555" table:style-name="ce6">
            <text:p>899.555</text:p>
          </table:table-cell>
          <table:table-cell office:value-type="float" office:value="842031" table:style-name="ce6">
            <text:p>842.031</text:p>
          </table:table-cell>
          <table:table-cell office:value-type="percentage" office:value="0.93605282611958129" table:style-name="ce7">
            <text:p>93,6%</text:p>
          </table:table-cell>
          <table:table-cell office:value-type="float" office:value="462880" table:style-name="ce5">
            <text:p>462.880</text:p>
          </table:table-cell>
          <table:table-cell office:value-type="float" office:value="415692" table:style-name="ce5">
            <text:p>415.692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732835" table:style-name="ce5">
            <text:p>2.732.835</text:p>
          </table:table-cell>
          <table:table-cell office:value-type="float" office:value="386000" table:style-name="ce5">
            <text:p>386.0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746085" table:style-name="ce6">
            <text:p>3.746.085</text:p>
          </table:table-cell>
          <table:table-cell office:value-type="float" office:value="3564209" table:style-name="ce6">
            <text:p>3.564.209</text:p>
          </table:table-cell>
          <table:table-cell office:value-type="percentage" office:value="0.95144904613750092" table:style-name="ce7">
            <text:p>95,1%</text:p>
          </table:table-cell>
          <table:table-cell office:value-type="float" office:value="1945282" table:style-name="ce5">
            <text:p>1.945.282</text:p>
          </table:table-cell>
          <table:table-cell office:value-type="float" office:value="1807776" table:style-name="ce5">
            <text:p>1.807.776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207655" table:style-name="ce5">
            <text:p>2.207.655</text:p>
          </table:table-cell>
          <table:table-cell office:value-type="float" office:value="406300" table:style-name="ce5">
            <text:p>406.300</text:p>
          </table:table-cell>
          <table:table-cell office:value-type="float" office:value="411700" table:style-name="ce5">
            <text:p>411.700</text:p>
          </table:table-cell>
          <table:table-cell office:value-type="float" office:value="101375" table:style-name="ce5">
            <text:p>101.375</text:p>
          </table:table-cell>
          <table:table-cell office:value-type="float" office:value="3127030" table:style-name="ce6">
            <text:p>3.127.030</text:p>
          </table:table-cell>
          <table:table-cell office:value-type="float" office:value="2872957" table:style-name="ce6">
            <text:p>2.872.957</text:p>
          </table:table-cell>
          <table:table-cell office:value-type="percentage" office:value="0.91874942037652341" table:style-name="ce7">
            <text:p>91,9%</text:p>
          </table:table-cell>
          <table:table-cell office:value-type="float" office:value="1579827" table:style-name="ce5">
            <text:p>1.579.827</text:p>
          </table:table-cell>
          <table:table-cell office:value-type="float" office:value="1452091" table:style-name="ce5">
            <text:p>1.452.091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439500" table:style-name="ce5">
            <text:p>439.500</text:p>
          </table:table-cell>
          <table:table-cell office:value-type="float" office:value="11927160" table:style-name="ce6">
            <text:p>11.927.160</text:p>
          </table:table-cell>
          <table:table-cell office:value-type="float" office:value="10436503" table:style-name="ce6">
            <text:p>10.436.503</text:p>
          </table:table-cell>
          <table:table-cell office:value-type="percentage" office:value="0.87501995445688663" table:style-name="ce7">
            <text:p>87,5%</text:p>
          </table:table-cell>
          <table:table-cell office:value-type="float" office:value="5688713" table:style-name="ce5">
            <text:p>5.688.713</text:p>
          </table:table-cell>
          <table:table-cell office:value-type="float" office:value="5365268" table:style-name="ce5">
            <text:p>5.365.268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540140" table:style-name="ce5">
            <text:p>5.540.140</text:p>
          </table:table-cell>
          <table:table-cell office:value-type="float" office:value="1106200" table:style-name="ce5">
            <text:p>1.106.2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7860390" table:style-name="ce6">
            <text:p>7.860.390</text:p>
          </table:table-cell>
          <table:table-cell office:value-type="float" office:value="7176165" table:style-name="ce6">
            <text:p>7.176.165</text:p>
          </table:table-cell>
          <table:table-cell office:value-type="percentage" office:value="0.91295279241869676" table:style-name="ce7">
            <text:p>91,3%</text:p>
          </table:table-cell>
          <table:table-cell office:value-type="float" office:value="3981106" table:style-name="ce5">
            <text:p>3.981.106</text:p>
          </table:table-cell>
          <table:table-cell office:value-type="float" office:value="3634067" table:style-name="ce5">
            <text:p>3.634.067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173005" table:style-name="ce5">
            <text:p>1.173.005</text:p>
          </table:table-cell>
          <table:table-cell office:value-type="float" office:value="197400" table:style-name="ce5">
            <text:p>197.4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08155" table:style-name="ce6">
            <text:p>1.608.155</text:p>
          </table:table-cell>
          <table:table-cell office:value-type="float" office:value="1612452" table:style-name="ce6">
            <text:p>1.612.452</text:p>
          </table:table-cell>
          <table:table-cell office:value-type="percentage" office:value="1.0026720061188132" table:style-name="ce7">
            <text:p>100,3%</text:p>
          </table:table-cell>
          <table:table-cell office:value-type="float" office:value="882567" table:style-name="ce5">
            <text:p>882.567</text:p>
          </table:table-cell>
          <table:table-cell office:value-type="float" office:value="812912" table:style-name="ce5">
            <text:p>812.912</text:p>
          </table:table-cell>
          <table:table-cell office:value-type="date" office:date-value="2021-09-04T00:00:00" table:style-name="ce8">
            <text:p>04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004675" table:style-name="ce5">
            <text:p>3.004.675</text:p>
          </table:table-cell>
          <table:table-cell office:value-type="float" office:value="458600" table:style-name="ce5">
            <text:p>458.600</text:p>
          </table:table-cell>
          <table:table-cell office:value-type="float" office:value="573400" table:style-name="ce5">
            <text:p>573.400</text:p>
          </table:table-cell>
          <table:table-cell office:value-type="float" office:value="131800" table:style-name="ce5">
            <text:p>131.800</text:p>
          </table:table-cell>
          <table:table-cell office:value-type="float" office:value="4168475" table:style-name="ce6">
            <text:p>4.168.475</text:p>
          </table:table-cell>
          <table:table-cell office:value-type="float" office:value="4171514" table:style-name="ce6">
            <text:p>4.171.514</text:p>
          </table:table-cell>
          <table:table-cell office:value-type="percentage" office:value="1.0007290435950797" table:style-name="ce7">
            <text:p>100,1%</text:p>
          </table:table-cell>
          <table:table-cell office:value-type="float" office:value="2269138" table:style-name="ce5">
            <text:p>2.269.138</text:p>
          </table:table-cell>
          <table:table-cell office:value-type="float" office:value="2103980" table:style-name="ce5">
            <text:p>2.103.980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58085" table:style-name="ce5">
            <text:p>358.085</text:p>
          </table:table-cell>
          <table:table-cell office:value-type="float" office:value="61400" table:style-name="ce5">
            <text:p>61.4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487985" table:style-name="ce6">
            <text:p>487.985</text:p>
          </table:table-cell>
          <table:table-cell office:value-type="float" office:value="449268" table:style-name="ce6">
            <text:p>449.268</text:p>
          </table:table-cell>
          <table:table-cell office:value-type="percentage" office:value="0.92065944649938014" table:style-name="ce7">
            <text:p>92,1%</text:p>
          </table:table-cell>
          <table:table-cell office:value-type="float" office:value="251631" table:style-name="ce5">
            <text:p>251.631</text:p>
          </table:table-cell>
          <table:table-cell office:value-type="float" office:value="230265" table:style-name="ce5">
            <text:p>230.265</text:p>
          </table:table-cell>
          <table:table-cell office:value-type="date" office:date-value="2021-09-03T00:00:00" table:style-name="ce8">
            <text:p>0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362729" table:style-name="ce5">
            <text:p>7.362.729</text:p>
          </table:table-cell>
          <table:table-cell office:value-type="float" office:value="1514600" table:style-name="ce5">
            <text:p>1.514.600</text:p>
          </table:table-cell>
          <table:table-cell office:value-type="float" office:value="1227000" table:style-name="ce5">
            <text:p>1.227.000</text:p>
          </table:table-cell>
          <table:table-cell office:value-type="float" office:value="381450" table:style-name="ce5">
            <text:p>381.450</text:p>
          </table:table-cell>
          <table:table-cell office:value-type="float" office:value="10485779" table:style-name="ce6">
            <text:p>10.485.779</text:p>
          </table:table-cell>
          <table:table-cell office:value-type="float" office:value="9207012" table:style-name="ce6">
            <text:p>9.207.012</text:p>
          </table:table-cell>
          <table:table-cell office:value-type="percentage" office:value="0.87804749651885661" table:style-name="ce7">
            <text:p>87,8%</text:p>
          </table:table-cell>
          <table:table-cell office:value-type="float" office:value="5144497" table:style-name="ce5">
            <text:p>5.144.497</text:p>
          </table:table-cell>
          <table:table-cell office:value-type="float" office:value="4723386" table:style-name="ce5">
            <text:p>4.723.386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34045" table:style-name="ce5">
            <text:p>1.634.045</text:p>
          </table:table-cell>
          <table:table-cell office:value-type="float" office:value="368000" table:style-name="ce5">
            <text:p>36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88100" table:style-name="ce5">
            <text:p>88.100</text:p>
          </table:table-cell>
          <table:table-cell office:value-type="float" office:value="2343245" table:style-name="ce6">
            <text:p>2.343.245</text:p>
          </table:table-cell>
          <table:table-cell office:value-type="float" office:value="2114256" table:style-name="ce6">
            <text:p>2.114.256</text:p>
          </table:table-cell>
          <table:table-cell office:value-type="percentage" office:value="0.90227697061126766" table:style-name="ce7">
            <text:p>90,2%</text:p>
          </table:table-cell>
          <table:table-cell office:value-type="float" office:value="1154443" table:style-name="ce5">
            <text:p>1.154.443</text:p>
          </table:table-cell>
          <table:table-cell office:value-type="float" office:value="1077971" table:style-name="ce5">
            <text:p>1.077.971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10925" table:style-name="ce5">
            <text:p>710.925</text:p>
          </table:table-cell>
          <table:table-cell office:value-type="float" office:value="138400" table:style-name="ce5">
            <text:p>138.400</text:p>
          </table:table-cell>
          <table:table-cell office:value-type="float" office:value="136600" table:style-name="ce5">
            <text:p>136.600</text:p>
          </table:table-cell>
          <table:table-cell office:value-type="float" office:value="32750" table:style-name="ce5">
            <text:p>32.750</text:p>
          </table:table-cell>
          <table:table-cell office:value-type="float" office:value="1018675" table:style-name="ce6">
            <text:p>1.018.675</text:p>
          </table:table-cell>
          <table:table-cell office:value-type="float" office:value="933834" table:style-name="ce6">
            <text:p>933.834</text:p>
          </table:table-cell>
          <table:table-cell office:value-type="percentage" office:value="0.91671435933933787" table:style-name="ce7">
            <text:p>91,7%</text:p>
          </table:table-cell>
          <table:table-cell office:value-type="float" office:value="510981" table:style-name="ce5">
            <text:p>510.981</text:p>
          </table:table-cell>
          <table:table-cell office:value-type="float" office:value="482727" table:style-name="ce5">
            <text:p>482.727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406510" table:style-name="ce5">
            <text:p>2.406.510</text:p>
          </table:table-cell>
          <table:table-cell office:value-type="float" office:value="470200" table:style-name="ce5">
            <text:p>470.2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431760" table:style-name="ce6">
            <text:p>3.431.760</text:p>
          </table:table-cell>
          <table:table-cell office:value-type="float" office:value="3181952" table:style-name="ce6">
            <text:p>3.181.952</text:p>
          </table:table-cell>
          <table:table-cell office:value-type="percentage" office:value="0.92720703079469424" table:style-name="ce7">
            <text:p>92,7%</text:p>
          </table:table-cell>
          <table:table-cell office:value-type="float" office:value="1760821" table:style-name="ce5">
            <text:p>1.760.821</text:p>
          </table:table-cell>
          <table:table-cell office:value-type="float" office:value="1629868" table:style-name="ce5">
            <text:p>1.629.868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2070" table:style-name="ce5">
            <text:p>92.070</text:p>
          </table:table-cell>
          <table:table-cell office:value-type="float" office:value="21000" table:style-name="ce5">
            <text:p>21.0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35320" table:style-name="ce6">
            <text:p>135.320</text:p>
          </table:table-cell>
          <table:table-cell office:value-type="float" office:value="105006" table:style-name="ce6">
            <text:p>105.006</text:p>
          </table:table-cell>
          <table:table-cell office:value-type="percentage" office:value="0.77598285545373924" table:style-name="ce7">
            <text:p>77,6%</text:p>
          </table:table-cell>
          <table:table-cell office:value-type="float" office:value="58171" table:style-name="ce5">
            <text:p>58.171</text:p>
          </table:table-cell>
          <table:table-cell office:value-type="float" office:value="53583" table:style-name="ce5">
            <text:p>53.583</text:p>
          </table:table-cell>
          <table:table-cell office:value-type="date" office:date-value="2021-09-03T00:00:00" table:style-name="ce8">
            <text:p>0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3240" table:style-name="ce5">
            <text:p>93.240</text:p>
          </table:table-cell>
          <table:table-cell office:value-type="float" office:value="22100" table:style-name="ce5">
            <text:p>22.1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36190" table:style-name="ce6">
            <text:p>136.190</text:p>
          </table:table-cell>
          <table:table-cell office:value-type="float" office:value="96622" table:style-name="ce6">
            <text:p>96.622</text:p>
          </table:table-cell>
          <table:table-cell office:value-type="percentage" office:value="0.70946471840810632" table:style-name="ce7">
            <text:p>70,9%</text:p>
          </table:table-cell>
          <table:table-cell office:value-type="float" office:value="54547" table:style-name="ce5">
            <text:p>54.547</text:p>
          </table:table-cell>
          <table:table-cell office:value-type="float" office:value="50887" table:style-name="ce5">
            <text:p>50.887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3468" table:style-name="ce6">
            <text:p>213.468</text:p>
          </table:table-cell>
          <table:table-cell office:value-type="float" office:value="171574" table:style-name="ce6">
            <text:p>171.574</text:p>
          </table:table-cell>
          <table:table-cell office:value-type="percentage" office:value="0.80374576048869151" table:style-name="ce7">
            <text:p>80,4%</text:p>
          </table:table-cell>
          <table:table-cell office:value-type="float" office:value="91825" table:style-name="ce5">
            <text:p>91.825</text:p>
          </table:table-cell>
          <table:table-cell office:value-type="float" office:value="85960" table:style-name="ce5">
            <text:p>85.960</text:p>
          </table:table-cell>
          <table:table-cell office:value-type="date" office:date-value="2021-09-03T00:00:00" table:style-name="ce8">
            <text:p>03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5077" table:style-name="ce6">
            <text:p>5.077</text:p>
          </table:table-cell>
          <table:table-cell office:value-type="percentage" office:value="0.73686502177068214" table:style-name="ce7">
            <text:p>73,7%</text:p>
          </table:table-cell>
          <table:table-cell office:value-type="float" office:value="3729" table:style-name="ce5">
            <text:p>3.729</text:p>
          </table:table-cell>
          <table:table-cell office:value-type="float" office:value="3413" table:style-name="ce5">
            <text:p>3.413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1490167" table:style-name="ce11">
            <text:p>51.490.167</text:p>
          </table:table-cell>
          <table:table-cell office:value-type="float" office:value="9998780" table:style-name="ce12">
            <text:p>9.998.780</text:p>
          </table:table-cell>
          <table:table-cell office:value-type="float" office:value="9549900" table:style-name="ce13">
            <text:p>9.549.9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73687182" table:style-name="ce15">
            <text:p>73.687.182</text:p>
          </table:table-cell>
          <table:table-cell office:value-type="float" office:value="67190707" table:style-name="ce15">
            <text:p>67.190.707</text:p>
          </table:table-cell>
          <table:table-cell office:value-type="percentage" office:value="0.91183710892893144" table:style-name="ce16">
            <text:p>91,2%</text:p>
          </table:table-cell>
          <table:table-cell office:value-type="float" office:value="36820586" table:style-name="ce15">
            <text:p>36.820.586</text:p>
          </table:table-cell>
          <table:table-cell office:value-type="float" office:value="34270593" table:style-name="ce15">
            <text:p>34.270.593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28739" table:style-name="ce23">
            <text:p>4.428.739</text:p>
          </table:table-cell>
          <table:table-cell office:value-type="percentage" office:value="0.95649412258143796" table:style-name="ce24">
            <text:p>95,6%</text:p>
          </table:table-cell>
          <table:table-cell office:value-type="float" office:value="4353416" table:style-name="ce23">
            <text:p>4.353.416</text:p>
          </table:table-cell>
          <table:table-cell office:value-type="percentage" office:value="0.94022628498811822" table:style-name="ce24">
            <text:p>94,0%</text:p>
          </table:table-cell>
          <table:table-cell office:value-type="date" office:date-value="2021-09-05T00:00:00" table:style-name="ce25">
            <text:p>0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42212" table:style-name="ce5">
            <text:p>742.212</text:p>
          </table:table-cell>
          <table:table-cell office:value-type="percentage" office:value="0.94268535241535401" table:style-name="ce26">
            <text:p>94,3%</text:p>
          </table:table-cell>
          <table:table-cell office:value-type="float" office:value="729867" table:style-name="ce5">
            <text:p>729.867</text:p>
          </table:table-cell>
          <table:table-cell office:value-type="percentage" office:value="0.92700593645930973" table:style-name="ce26">
            <text:p>92,7%</text:p>
          </table:table-cell>
          <table:table-cell office:value-type="date" office:date-value="2021-09-04T00:00:00" table:style-name="ce8">
            <text:p>04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52421" table:style-name="ce5">
            <text:p>652.421</text:p>
          </table:table-cell>
          <table:table-cell office:value-type="percentage" office:value="0.96459899610417454" table:style-name="ce26">
            <text:p>96,5%</text:p>
          </table:table-cell>
          <table:table-cell office:value-type="float" office:value="645619" table:style-name="ce5">
            <text:p>645.619</text:p>
          </table:table-cell>
          <table:table-cell office:value-type="percentage" office:value="0.9545422959496721" table:style-name="ce26">
            <text:p>95,5%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50712" table:style-name="ce5">
            <text:p>550.712</text:p>
          </table:table-cell>
          <table:table-cell office:value-type="percentage" office:value="0.88930946390680454" table:style-name="ce26">
            <text:p>88,9%</text:p>
          </table:table-cell>
          <table:table-cell office:value-type="float" office:value="537589" table:style-name="ce5">
            <text:p>537.589</text:p>
          </table:table-cell>
          <table:table-cell office:value-type="percentage" office:value="0.86811797344563979" table:style-name="ce26">
            <text:p>86,8%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98305" table:style-name="ce5">
            <text:p>1.098.305</text:p>
          </table:table-cell>
          <table:table-cell office:value-type="percentage" office:value="0.90150989702822382" table:style-name="ce26">
            <text:p>90,2%</text:p>
          </table:table-cell>
          <table:table-cell office:value-type="float" office:value="1075316" table:style-name="ce5">
            <text:p>1.075.316</text:p>
          </table:table-cell>
          <table:table-cell office:value-type="percentage" office:value="0.88264008306690911" table:style-name="ce26">
            <text:p>88,3%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43342" table:style-name="ce5">
            <text:p>343.342</text:p>
          </table:table-cell>
          <table:table-cell office:value-type="percentage" office:value="0.95588914935437352" table:style-name="ce26">
            <text:p>95,6%</text:p>
          </table:table-cell>
          <table:table-cell office:value-type="float" office:value="337690" table:style-name="ce5">
            <text:p>337.690</text:p>
          </table:table-cell>
          <table:table-cell office:value-type="percentage" office:value="0.94015356945983419" table:style-name="ce26">
            <text:p>94,0%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60491" table:style-name="ce5">
            <text:p>1.460.491</text:p>
          </table:table-cell>
          <table:table-cell office:value-type="percentage" office:value="0.95324719571940097" table:style-name="ce26">
            <text:p>95,3%</text:p>
          </table:table-cell>
          <table:table-cell office:value-type="float" office:value="1435215" table:style-name="ce5">
            <text:p>1.435.215</text:p>
          </table:table-cell>
          <table:table-cell office:value-type="percentage" office:value="0.93674981496251608" table:style-name="ce26">
            <text:p>93,7%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83245" table:style-name="ce5">
            <text:p>1.083.245</text:p>
          </table:table-cell>
          <table:table-cell office:value-type="percentage" office:value="0.94127936379387955" table:style-name="ce26">
            <text:p>94,1%</text:p>
          </table:table-cell>
          <table:table-cell office:value-type="float" office:value="1048860" table:style-name="ce5">
            <text:p>1.048.860</text:p>
          </table:table-cell>
          <table:table-cell office:value-type="percentage" office:value="0.911400720528457" table:style-name="ce26">
            <text:p>91,1%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54115" table:style-name="ce5">
            <text:p>3.954.115</text:p>
          </table:table-cell>
          <table:table-cell office:value-type="percentage" office:value="0.91348440733935887" table:style-name="ce26">
            <text:p>91,3%</text:p>
          </table:table-cell>
          <table:table-cell office:value-type="float" office:value="3866035" table:style-name="ce5">
            <text:p>3.866.035</text:p>
          </table:table-cell>
          <table:table-cell office:value-type="percentage" office:value="0.89313605970696808" table:style-name="ce26">
            <text:p>89,3%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53176" table:style-name="ce5">
            <text:p>2.753.176</text:p>
          </table:table-cell>
          <table:table-cell office:value-type="percentage" office:value="0.94968443034477235" table:style-name="ce26">
            <text:p>95,0%</text:p>
          </table:table-cell>
          <table:table-cell office:value-type="float" office:value="2697261" table:style-name="ce5">
            <text:p>2.697.261</text:p>
          </table:table-cell>
          <table:table-cell office:value-type="percentage" office:value="0.93039703102023663" table:style-name="ce26">
            <text:p>93,0%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12263" table:style-name="ce5">
            <text:p>612.263</text:p>
          </table:table-cell>
          <table:table-cell office:value-type="percentage" office:value="0.98452293660594836" table:style-name="ce26">
            <text:p>98,5%</text:p>
          </table:table-cell>
          <table:table-cell office:value-type="float" office:value="603462" table:style-name="ce5">
            <text:p>603.462</text:p>
          </table:table-cell>
          <table:table-cell office:value-type="percentage" office:value="0.97037087063908611" table:style-name="ce26">
            <text:p>97,0%</text:p>
          </table:table-cell>
          <table:table-cell office:value-type="date" office:date-value="2021-09-04T00:00:00" table:style-name="ce8">
            <text:p>04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65117" table:style-name="ce5">
            <text:p>1.665.117</text:p>
          </table:table-cell>
          <table:table-cell office:value-type="percentage" office:value="0.96803443518723609" table:style-name="ce26">
            <text:p>96,8%</text:p>
          </table:table-cell>
          <table:table-cell office:value-type="float" office:value="1651962" table:style-name="ce5">
            <text:p>1.651.962</text:p>
          </table:table-cell>
          <table:table-cell office:value-type="percentage" office:value="0.96038662845960787" table:style-name="ce26">
            <text:p>96,0%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81561" table:style-name="ce5">
            <text:p>181.561</text:p>
          </table:table-cell>
          <table:table-cell office:value-type="percentage" office:value="0.96236636082709193" table:style-name="ce26">
            <text:p>96,2%</text:p>
          </table:table-cell>
          <table:table-cell office:value-type="float" office:value="177567" table:style-name="ce5">
            <text:p>177.567</text:p>
          </table:table-cell>
          <table:table-cell office:value-type="percentage" office:value="0.94119611366419131" table:style-name="ce26">
            <text:p>94,1%</text:p>
          </table:table-cell>
          <table:table-cell office:value-type="date" office:date-value="2021-09-03T00:00:00" table:style-name="ce8">
            <text:p>03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506366" table:style-name="ce5">
            <text:p>3.506.366</text:p>
          </table:table-cell>
          <table:table-cell office:value-type="percentage" office:value="0.93947024339009932" table:style-name="ce26">
            <text:p>93,9%</text:p>
          </table:table-cell>
          <table:table-cell office:value-type="float" office:value="3434271" table:style-name="ce5">
            <text:p>3.434.271</text:p>
          </table:table-cell>
          <table:table-cell office:value-type="percentage" office:value="0.92015363263206407" table:style-name="ce26">
            <text:p>92,0%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55613" table:style-name="ce5">
            <text:p>755.613</text:p>
          </table:table-cell>
          <table:table-cell office:value-type="percentage" office:value="0.96012793014414377" table:style-name="ce26">
            <text:p>96,0%</text:p>
          </table:table-cell>
          <table:table-cell office:value-type="float" office:value="734067" table:style-name="ce5">
            <text:p>734.067</text:p>
          </table:table-cell>
          <table:table-cell office:value-type="percentage" office:value="0.93275026938012073" table:style-name="ce26">
            <text:p>93,3%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5359" table:style-name="ce5">
            <text:p>355.359</text:p>
          </table:table-cell>
          <table:table-cell office:value-type="percentage" office:value="0.94636722432609499" table:style-name="ce26">
            <text:p>94,6%</text:p>
          </table:table-cell>
          <table:table-cell office:value-type="float" office:value="349894" table:style-name="ce5">
            <text:p>349.894</text:p>
          </table:table-cell>
          <table:table-cell office:value-type="percentage" office:value="0.9318132187122169" table:style-name="ce26">
            <text:p>93,2%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90697" table:style-name="ce5">
            <text:p>1.290.697</text:p>
          </table:table-cell>
          <table:table-cell office:value-type="percentage" office:value="0.95376867712043512" table:style-name="ce26">
            <text:p>95,4%</text:p>
          </table:table-cell>
          <table:table-cell office:value-type="float" office:value="1271403" table:style-name="ce5">
            <text:p>1.271.403</text:p>
          </table:table-cell>
          <table:table-cell office:value-type="percentage" office:value="0.9395112543044204" table:style-name="ce26">
            <text:p>94,0%</text:p>
          </table:table-cell>
          <table:table-cell office:value-type="date" office:date-value="2021-09-05T00:00:00" table:style-name="ce8">
            <text:p>05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4982" table:style-name="ce5">
            <text:p>34.982</text:p>
          </table:table-cell>
          <table:table-cell office:value-type="percentage" office:value="0.89748063009903023" table:style-name="ce26">
            <text:p>89,7%</text:p>
          </table:table-cell>
          <table:table-cell office:value-type="float" office:value="33835" table:style-name="ce5">
            <text:p>33.835</text:p>
          </table:table-cell>
          <table:table-cell office:value-type="percentage" office:value="0.86805377392375183" table:style-name="ce26">
            <text:p>86,8%</text:p>
          </table:table-cell>
          <table:table-cell office:value-type="date" office:date-value="2021-09-03T00:00:00" table:style-name="ce8">
            <text:p>03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675" table:style-name="ce5">
            <text:p>31.675</text:p>
          </table:table-cell>
          <table:table-cell office:value-type="percentage" office:value="0.85090664875755539" table:style-name="ce26">
            <text:p>85,1%</text:p>
          </table:table-cell>
          <table:table-cell office:value-type="float" office:value="30831" table:style-name="ce5">
            <text:p>30.831</text:p>
          </table:table-cell>
          <table:table-cell office:value-type="percentage" office:value="0.82823371390194767" table:style-name="ce26">
            <text:p>82,8%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959" table:style-name="ce5">
            <text:p>34.959</text:p>
          </table:table-cell>
          <table:table-cell office:value-type="string" table:style-name="ce26">
            <text:p>-</text:p>
          </table:table-cell>
          <table:table-cell office:value-type="float" office:value="33259" table:style-name="ce5">
            <text:p>33.259</text:p>
          </table:table-cell>
          <table:table-cell office:value-type="string" table:style-name="ce26">
            <text:p>-</text:p>
          </table:table-cell>
          <table:table-cell office:value-type="date" office:date-value="2021-09-03T00:00:00" table:style-name="ce8">
            <text:p>03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613" table:style-name="ce5">
            <text:p>1.613</text:p>
          </table:table-cell>
          <table:table-cell office:value-type="string" table:style-name="ce26">
            <text:p>-</text:p>
          </table:table-cell>
          <table:table-cell office:value-type="float" office:value="1527" table:style-name="ce5">
            <text:p>1.527</text:p>
          </table:table-cell>
          <table:table-cell office:value-type="string" table:style-name="ce26">
            <text:p>-</text:p>
          </table:table-cell>
          <table:table-cell office:value-type="date" office:date-value="2021-09-02T00:00:00" table:style-name="ce8">
            <text:p>02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536963" table:style-name="ce15">
            <text:p>25.536.963</text:p>
          </table:table-cell>
          <table:table-cell office:value-type="percentage" office:value="0.9438523988196672" table:style-name="ce16">
            <text:p>94,4%</text:p>
          </table:table-cell>
          <table:table-cell office:value-type="float" office:value="25048946" table:style-name="ce15">
            <text:p>25.048.946</text:p>
          </table:table-cell>
          <table:table-cell office:value-type="percentage" office:value="0.9258151711307373" table:style-name="ce16">
            <text:p>92,6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office:value-type="string" table:style-name="ce32">
            <text:p>% Con al menos 1 dosis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3454" table:style-name="ce35">
            <text:p>433.454</text:p>
          </table:table-cell>
          <table:table-cell office:value-type="percentage" office:value="1" table:style-name="ce36">
            <text:p>100,0%</text:p>
          </table:table-cell>
          <table:table-cell office:value-type="float" office:value="652625" table:style-name="ce35">
            <text:p>652.625</text:p>
          </table:table-cell>
          <table:table-cell office:value-type="percentage" office:value="1" table:style-name="ce36">
            <text:p>100,0%</text:p>
          </table:table-cell>
          <table:table-cell office:value-type="float" office:value="921799" table:style-name="ce35">
            <text:p>921.799</text:p>
          </table:table-cell>
          <table:table-cell office:value-type="percentage" office:value="1" table:style-name="ce36">
            <text:p>100,0%</text:p>
          </table:table-cell>
          <table:table-cell office:value-type="float" office:value="1198863" table:style-name="ce35">
            <text:p>1.198.863</text:p>
          </table:table-cell>
          <table:table-cell office:value-type="percentage" office:value="0.94770205395799756" table:style-name="ce36">
            <text:p>94,8%</text:p>
          </table:table-cell>
          <table:table-cell office:value-type="float" office:value="1221998" table:style-name="ce35">
            <text:p>1.221.998</text:p>
          </table:table-cell>
          <table:table-cell office:value-type="percentage" office:value="0.88223640797797154" table:style-name="ce36">
            <text:p>88,2%</text:p>
          </table:table-cell>
          <table:table-cell office:value-type="float" office:value="888642" table:style-name="ce35">
            <text:p>888.642</text:p>
          </table:table-cell>
          <table:table-cell office:value-type="percentage" office:value="0.77936217404230945" table:style-name="ce36">
            <text:p>77,9%</text:p>
          </table:table-cell>
          <table:table-cell office:value-type="float" office:value="706385" table:style-name="ce35">
            <text:p>706.385</text:p>
          </table:table-cell>
          <table:table-cell office:value-type="percentage" office:value="0.76063992453740392" table:style-name="ce36">
            <text:p>76,1%</text:p>
          </table:table-cell>
          <table:table-cell office:value-type="float" office:value="588914" table:style-name="ce35">
            <text:p>588.914</text:p>
          </table:table-cell>
          <table:table-cell office:value-type="percentage" office:value="0.78218691020272091" table:style-name="ce36">
            <text:p>78,2%</text:p>
          </table:table-cell>
          <table:table-cell office:value-type="float" office:value="6612680" table:style-name="ce35">
            <text:p>6.612.680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8737281056364248" table:style-name="ce36">
            <text:p>88,7%</text:p>
          </table:table-cell>
          <table:table-cell office:value-type="percentage" office:value="0.78123333094293268" table:style-name="ce36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1078" table:style-name="ce38">
            <text:p>101.078</text:p>
          </table:table-cell>
          <table:table-cell office:value-type="percentage" office:value="1" table:style-name="ce39">
            <text:p>100,0%</text:p>
          </table:table-cell>
          <table:table-cell office:value-type="float" office:value="119005" table:style-name="ce38">
            <text:p>119.005</text:p>
          </table:table-cell>
          <table:table-cell office:value-type="percentage" office:value="1" table:style-name="ce39">
            <text:p>100,0%</text:p>
          </table:table-cell>
          <table:table-cell office:value-type="float" office:value="153594" table:style-name="ce38">
            <text:p>153.594</text:p>
          </table:table-cell>
          <table:table-cell office:value-type="percentage" office:value="0.98226607915992503" table:style-name="ce39">
            <text:p>98,2%</text:p>
          </table:table-cell>
          <table:table-cell office:value-type="float" office:value="184085" table:style-name="ce38">
            <text:p>184.085</text:p>
          </table:table-cell>
          <table:table-cell office:value-type="percentage" office:value="0.92847487718519561" table:style-name="ce39">
            <text:p>92,8%</text:p>
          </table:table-cell>
          <table:table-cell office:value-type="float" office:value="184450" table:style-name="ce38">
            <text:p>184.450</text:p>
          </table:table-cell>
          <table:table-cell office:value-type="percentage" office:value="0.85813448216503907" table:style-name="ce39">
            <text:p>85,8%</text:p>
          </table:table-cell>
          <table:table-cell office:value-type="float" office:value="120491" table:style-name="ce38">
            <text:p>120.491</text:p>
          </table:table-cell>
          <table:table-cell office:value-type="percentage" office:value="0.73342220274399528" table:style-name="ce39">
            <text:p>73,3%</text:p>
          </table:table-cell>
          <table:table-cell office:value-type="float" office:value="97457" table:style-name="ce38">
            <text:p>97.457</text:p>
          </table:table-cell>
          <table:table-cell office:value-type="percentage" office:value="0.74736390058358448" table:style-name="ce39">
            <text:p>74,7%</text:p>
          </table:table-cell>
          <table:table-cell office:value-type="float" office:value="80432" table:style-name="ce38">
            <text:p>80.432</text:p>
          </table:table-cell>
          <table:table-cell office:value-type="percentage" office:value="0.78006769535152121" table:style-name="ce39">
            <text:p>78,0%</text:p>
          </table:table-cell>
          <table:table-cell office:value-type="float" office:value="1040592" table:style-name="ce38">
            <text:p>1.040.592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7803742024108666" table:style-name="ce39">
            <text:p>87,8%</text:p>
          </table:table-cell>
          <table:table-cell office:value-type="percentage" office:value="0.78275842096117698" table:style-name="ce39">
            <text:p>78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825" table:style-name="ce38">
            <text:p>88.825</text:p>
          </table:table-cell>
          <table:table-cell office:value-type="percentage" office:value="1" table:style-name="ce39">
            <text:p>100,0%</text:p>
          </table:table-cell>
          <table:table-cell office:value-type="float" office:value="114185" table:style-name="ce38">
            <text:p>114.185</text:p>
          </table:table-cell>
          <table:table-cell office:value-type="percentage" office:value="1" table:style-name="ce39">
            <text:p>100,0%</text:p>
          </table:table-cell>
          <table:table-cell office:value-type="float" office:value="147580" table:style-name="ce38">
            <text:p>147.580</text:p>
          </table:table-cell>
          <table:table-cell office:value-type="percentage" office:value="0.98615454521155743" table:style-name="ce39">
            <text:p>98,6%</text:p>
          </table:table-cell>
          <table:table-cell office:value-type="float" office:value="152473" table:style-name="ce38">
            <text:p>152.473</text:p>
          </table:table-cell>
          <table:table-cell office:value-type="percentage" office:value="0.93745888284300161" table:style-name="ce39">
            <text:p>93,7%</text:p>
          </table:table-cell>
          <table:table-cell office:value-type="float" office:value="149358" table:style-name="ce38">
            <text:p>149.358</text:p>
          </table:table-cell>
          <table:table-cell office:value-type="percentage" office:value="0.89439677112214289" table:style-name="ce39">
            <text:p>89,4%</text:p>
          </table:table-cell>
          <table:table-cell office:value-type="float" office:value="89148" table:style-name="ce38">
            <text:p>89.148</text:p>
          </table:table-cell>
          <table:table-cell office:value-type="percentage" office:value="0.77891848913508843" table:style-name="ce39">
            <text:p>77,9%</text:p>
          </table:table-cell>
          <table:table-cell office:value-type="float" office:value="64014" table:style-name="ce38">
            <text:p>64.014</text:p>
          </table:table-cell>
          <table:table-cell office:value-type="percentage" office:value="0.80916686680739724" table:style-name="ce39">
            <text:p>80,9%</text:p>
          </table:table-cell>
          <table:table-cell office:value-type="float" office:value="56953" table:style-name="ce38">
            <text:p>56.953</text:p>
          </table:table-cell>
          <table:table-cell office:value-type="percentage" office:value="0.88989062500000005" table:style-name="ce39">
            <text:p>89,0%</text:p>
          </table:table-cell>
          <table:table-cell office:value-type="float" office:value="862536" table:style-name="ce38">
            <text:p>862.53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92355826526056106" table:style-name="ce39">
            <text:p>92,4%</text:p>
          </table:table-cell>
          <table:table-cell office:value-type="percentage" office:value="0.84663284857241572" table:style-name="ce39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344" table:style-name="ce38">
            <text:p>51.344</text:p>
          </table:table-cell>
          <table:table-cell office:value-type="percentage" office:value="1" table:style-name="ce39">
            <text:p>100,0%</text:p>
          </table:table-cell>
          <table:table-cell office:value-type="float" office:value="78953" table:style-name="ce38">
            <text:p>78.953</text:p>
          </table:table-cell>
          <table:table-cell office:value-type="percentage" office:value="0.98058770927517513" table:style-name="ce39">
            <text:p>98,1%</text:p>
          </table:table-cell>
          <table:table-cell office:value-type="float" office:value="109373" table:style-name="ce38">
            <text:p>109.373</text:p>
          </table:table-cell>
          <table:table-cell office:value-type="percentage" office:value="0.93296994822188672" table:style-name="ce39">
            <text:p>93,3%</text:p>
          </table:table-cell>
          <table:table-cell office:value-type="float" office:value="148231" table:style-name="ce38">
            <text:p>148.231</text:p>
          </table:table-cell>
          <table:table-cell office:value-type="percentage" office:value="0.89405115894738751" table:style-name="ce39">
            <text:p>89,4%</text:p>
          </table:table-cell>
          <table:table-cell office:value-type="float" office:value="162811" table:style-name="ce38">
            <text:p>162.811</text:p>
          </table:table-cell>
          <table:table-cell office:value-type="percentage" office:value="0.78968531129348307" table:style-name="ce39">
            <text:p>79,0%</text:p>
          </table:table-cell>
          <table:table-cell office:value-type="float" office:value="118876" table:style-name="ce38">
            <text:p>118.876</text:p>
          </table:table-cell>
          <table:table-cell office:value-type="percentage" office:value="0.65249441507901218" table:style-name="ce39">
            <text:p>65,2%</text:p>
          </table:table-cell>
          <table:table-cell office:value-type="float" office:value="89490" table:style-name="ce38">
            <text:p>89.490</text:p>
          </table:table-cell>
          <table:table-cell office:value-type="percentage" office:value="0.64875092430151804" table:style-name="ce39">
            <text:p>64,9%</text:p>
          </table:table-cell>
          <table:table-cell office:value-type="float" office:value="68271" table:style-name="ce38">
            <text:p>68.271</text:p>
          </table:table-cell>
          <table:table-cell office:value-type="percentage" office:value="0.71502932551319653" table:style-name="ce39">
            <text:p>71,5%</text:p>
          </table:table-cell>
          <table:table-cell office:value-type="float" office:value="827349" table:style-name="ce38">
            <text:p>827.349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9947374880057054" table:style-name="ce39">
            <text:p>79,9%</text:p>
          </table:table-cell>
          <table:table-cell office:value-type="percentage" office:value="0.70620455245774161" table:style-name="ce39">
            <text:p>70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704" table:style-name="ce38">
            <text:p>92.704</text:p>
          </table:table-cell>
          <table:table-cell office:value-type="percentage" office:value="1" table:style-name="ce39">
            <text:p>100,0%</text:p>
          </table:table-cell>
          <table:table-cell office:value-type="float" office:value="150843" table:style-name="ce38">
            <text:p>150.843</text:p>
          </table:table-cell>
          <table:table-cell office:value-type="percentage" office:value="0.97613423843759506" table:style-name="ce39">
            <text:p>97,6%</text:p>
          </table:table-cell>
          <table:table-cell office:value-type="float" office:value="223116" table:style-name="ce38">
            <text:p>223.116</text:p>
          </table:table-cell>
          <table:table-cell office:value-type="percentage" office:value="0.9490582410290439" table:style-name="ce39">
            <text:p>94,9%</text:p>
          </table:table-cell>
          <table:table-cell office:value-type="float" office:value="318222" table:style-name="ce38">
            <text:p>318.222</text:p>
          </table:table-cell>
          <table:table-cell office:value-type="percentage" office:value="0.90787761902588215" table:style-name="ce39">
            <text:p>90,8%</text:p>
          </table:table-cell>
          <table:table-cell office:value-type="float" office:value="313420" table:style-name="ce38">
            <text:p>313.420</text:p>
          </table:table-cell>
          <table:table-cell office:value-type="percentage" office:value="0.8079417617883915" table:style-name="ce39">
            <text:p>80,8%</text:p>
          </table:table-cell>
          <table:table-cell office:value-type="float" office:value="222374" table:style-name="ce38">
            <text:p>222.374</text:p>
          </table:table-cell>
          <table:table-cell office:value-type="percentage" office:value="0.71518071359195201" table:style-name="ce39">
            <text:p>71,5%</text:p>
          </table:table-cell>
          <table:table-cell office:value-type="float" office:value="178522" table:style-name="ce38">
            <text:p>178.522</text:p>
          </table:table-cell>
          <table:table-cell office:value-type="percentage" office:value="0.7091297646853203" table:style-name="ce39">
            <text:p>70,9%</text:p>
          </table:table-cell>
          <table:table-cell office:value-type="float" office:value="138070" table:style-name="ce38">
            <text:p>138.070</text:p>
          </table:table-cell>
          <table:table-cell office:value-type="percentage" office:value="0.76792160047164304" table:style-name="ce39">
            <text:p>76,8%</text:p>
          </table:table-cell>
          <table:table-cell office:value-type="float" office:value="1637271" table:style-name="ce38">
            <text:p>1.637.271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3501260216628737" table:style-name="ce39">
            <text:p>83,5%</text:p>
          </table:table-cell>
          <table:table-cell office:value-type="percentage" office:value="0.75243893247645166" table:style-name="ce39">
            <text:p>75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68" table:style-name="ce38">
            <text:p>42.368</text:p>
          </table:table-cell>
          <table:table-cell office:value-type="percentage" office:value="1" table:style-name="ce39">
            <text:p>100,0%</text:p>
          </table:table-cell>
          <table:table-cell office:value-type="float" office:value="55950" table:style-name="ce38">
            <text:p>55.950</text:p>
          </table:table-cell>
          <table:table-cell office:value-type="percentage" office:value="1" table:style-name="ce39">
            <text:p>100,0%</text:p>
          </table:table-cell>
          <table:table-cell office:value-type="float" office:value="76092" table:style-name="ce38">
            <text:p>76.092</text:p>
          </table:table-cell>
          <table:table-cell office:value-type="percentage" office:value="0.98379985778007628" table:style-name="ce39">
            <text:p>98,4%</text:p>
          </table:table-cell>
          <table:table-cell office:value-type="float" office:value="83280" table:style-name="ce38">
            <text:p>83.280</text:p>
          </table:table-cell>
          <table:table-cell office:value-type="percentage" office:value="0.92570361477924501" table:style-name="ce39">
            <text:p>92,6%</text:p>
          </table:table-cell>
          <table:table-cell office:value-type="float" office:value="85652" table:style-name="ce38">
            <text:p>85.652</text:p>
          </table:table-cell>
          <table:table-cell office:value-type="percentage" office:value="0.87606501038161377" table:style-name="ce39">
            <text:p>87,6%</text:p>
          </table:table-cell>
          <table:table-cell office:value-type="float" office:value="51657" table:style-name="ce38">
            <text:p>51.657</text:p>
          </table:table-cell>
          <table:table-cell office:value-type="percentage" office:value="0.7330041292409859" table:style-name="ce39">
            <text:p>73,3%</text:p>
          </table:table-cell>
          <table:table-cell office:value-type="float" office:value="36025" table:style-name="ce38">
            <text:p>36.025</text:p>
          </table:table-cell>
          <table:table-cell office:value-type="percentage" office:value="0.71329571329571329" table:style-name="ce39">
            <text:p>71,3%</text:p>
          </table:table-cell>
          <table:table-cell office:value-type="float" office:value="31856" table:style-name="ce38">
            <text:p>31.856</text:p>
          </table:table-cell>
          <table:table-cell office:value-type="percentage" office:value="0.72460933057343679" table:style-name="ce39">
            <text:p>72,5%</text:p>
          </table:table-cell>
          <table:table-cell office:value-type="float" office:value="462880" table:style-name="ce38">
            <text:p>462.880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8314473400530791" table:style-name="ce39">
            <text:p>88,3%</text:p>
          </table:table-cell>
          <table:table-cell office:value-type="percentage" office:value="0.79409166159151146" table:style-name="ce39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9106" table:style-name="ce38">
            <text:p>229.106</text:p>
          </table:table-cell>
          <table:table-cell office:value-type="percentage" office:value="1" table:style-name="ce39">
            <text:p>100,0%</text:p>
          </table:table-cell>
          <table:table-cell office:value-type="float" office:value="250011" table:style-name="ce38">
            <text:p>250.011</text:p>
          </table:table-cell>
          <table:table-cell office:value-type="percentage" office:value="1" table:style-name="ce39">
            <text:p>100,0%</text:p>
          </table:table-cell>
          <table:table-cell office:value-type="float" office:value="318153" table:style-name="ce38">
            <text:p>318.153</text:p>
          </table:table-cell>
          <table:table-cell office:value-type="percentage" office:value="0.99867535117319317" table:style-name="ce39">
            <text:p>99,9%</text:p>
          </table:table-cell>
          <table:table-cell office:value-type="float" office:value="348439" table:style-name="ce38">
            <text:p>348.439</text:p>
          </table:table-cell>
          <table:table-cell office:value-type="percentage" office:value="0.91411818718436411" table:style-name="ce39">
            <text:p>91,4%</text:p>
          </table:table-cell>
          <table:table-cell office:value-type="float" office:value="314782" table:style-name="ce38">
            <text:p>314.782</text:p>
          </table:table-cell>
          <table:table-cell office:value-type="percentage" office:value="0.86644004348962989" table:style-name="ce39">
            <text:p>86,6%</text:p>
          </table:table-cell>
          <table:table-cell office:value-type="float" office:value="204021" table:style-name="ce38">
            <text:p>204.021</text:p>
          </table:table-cell>
          <table:table-cell office:value-type="percentage" office:value="0.76188929095573654" table:style-name="ce39">
            <text:p>76,2%</text:p>
          </table:table-cell>
          <table:table-cell office:value-type="float" office:value="158137" table:style-name="ce38">
            <text:p>158.137</text:p>
          </table:table-cell>
          <table:table-cell office:value-type="percentage" office:value="0.74944314379685883" table:style-name="ce39">
            <text:p>74,9%</text:p>
          </table:table-cell>
          <table:table-cell office:value-type="float" office:value="122633" table:style-name="ce38">
            <text:p>122.633</text:p>
          </table:table-cell>
          <table:table-cell office:value-type="percentage" office:value="0.74169297577143134" table:style-name="ce39">
            <text:p>74,2%</text:p>
          </table:table-cell>
          <table:table-cell office:value-type="float" office:value="1945282" table:style-name="ce38">
            <text:p>1.945.282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938675788155146" table:style-name="ce39">
            <text:p>89,4%</text:p>
          </table:table-cell>
          <table:table-cell office:value-type="percentage" office:value="0.8122541147546597" table:style-name="ce3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88" table:style-name="ce38">
            <text:p>137.588</text:p>
          </table:table-cell>
          <table:table-cell office:value-type="percentage" office:value="1" table:style-name="ce39">
            <text:p>100,0%</text:p>
          </table:table-cell>
          <table:table-cell office:value-type="float" office:value="157764" table:style-name="ce38">
            <text:p>157.764</text:p>
          </table:table-cell>
          <table:table-cell office:value-type="percentage" office:value="0.99159653301990558" table:style-name="ce39">
            <text:p>99,2%</text:p>
          </table:table-cell>
          <table:table-cell office:value-type="float" office:value="220617" table:style-name="ce38">
            <text:p>220.617</text:p>
          </table:table-cell>
          <table:table-cell office:value-type="percentage" office:value="1" table:style-name="ce39">
            <text:p>100,0%</text:p>
          </table:table-cell>
          <table:table-cell office:value-type="float" office:value="284087" table:style-name="ce38">
            <text:p>284.087</text:p>
          </table:table-cell>
          <table:table-cell office:value-type="percentage" office:value="0.92392626464332406" table:style-name="ce39">
            <text:p>92,4%</text:p>
          </table:table-cell>
          <table:table-cell office:value-type="float" office:value="283189" table:style-name="ce38">
            <text:p>283.189</text:p>
          </table:table-cell>
          <table:table-cell office:value-type="percentage" office:value="0.85657809168040411" table:style-name="ce39">
            <text:p>85,7%</text:p>
          </table:table-cell>
          <table:table-cell office:value-type="float" office:value="199357" table:style-name="ce38">
            <text:p>199.357</text:p>
          </table:table-cell>
          <table:table-cell office:value-type="percentage" office:value="0.74974144512431318" table:style-name="ce39">
            <text:p>75,0%</text:p>
          </table:table-cell>
          <table:table-cell office:value-type="float" office:value="163407" table:style-name="ce38">
            <text:p>163.407</text:p>
          </table:table-cell>
          <table:table-cell office:value-type="percentage" office:value="0.74926750088266714" table:style-name="ce39">
            <text:p>74,9%</text:p>
          </table:table-cell>
          <table:table-cell office:value-type="float" office:value="133818" table:style-name="ce38">
            <text:p>133.818</text:p>
          </table:table-cell>
          <table:table-cell office:value-type="percentage" office:value="0.76919274365989931" table:style-name="ce39">
            <text:p>76,9%</text:p>
          </table:table-cell>
          <table:table-cell office:value-type="float" office:value="1579827" table:style-name="ce38">
            <text:p>1.579.827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7341938009181863" table:style-name="ce39">
            <text:p>87,3%</text:p>
          </table:table-cell>
          <table:table-cell office:value-type="percentage" office:value="0.77244806306995673" table:style-name="ce39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4467" table:style-name="ce38">
            <text:p>454.467</text:p>
          </table:table-cell>
          <table:table-cell office:value-type="percentage" office:value="1" table:style-name="ce39">
            <text:p>100,0%</text:p>
          </table:table-cell>
          <table:table-cell office:value-type="float" office:value="614808" table:style-name="ce38">
            <text:p>614.808</text:p>
          </table:table-cell>
          <table:table-cell office:value-type="percentage" office:value="0.96775655918853065" table:style-name="ce39">
            <text:p>96,8%</text:p>
          </table:table-cell>
          <table:table-cell office:value-type="float" office:value="788048" table:style-name="ce38">
            <text:p>788.048</text:p>
          </table:table-cell>
          <table:table-cell office:value-type="percentage" office:value="0.94085846912070914" table:style-name="ce39">
            <text:p>94,1%</text:p>
          </table:table-cell>
          <table:table-cell office:value-type="float" office:value="1002764" table:style-name="ce38">
            <text:p>1.002.764</text:p>
          </table:table-cell>
          <table:table-cell office:value-type="percentage" office:value="0.91846709043946584" table:style-name="ce39">
            <text:p>91,8%</text:p>
          </table:table-cell>
          <table:table-cell office:value-type="float" office:value="1094028" table:style-name="ce38">
            <text:p>1.094.028</text:p>
          </table:table-cell>
          <table:table-cell office:value-type="percentage" office:value="0.83085160109511635" table:style-name="ce39">
            <text:p>83,1%</text:p>
          </table:table-cell>
          <table:table-cell office:value-type="float" office:value="721738" table:style-name="ce38">
            <text:p>721.738</text:p>
          </table:table-cell>
          <table:table-cell office:value-type="percentage" office:value="0.69088844897630985" table:style-name="ce39">
            <text:p>69,1%</text:p>
          </table:table-cell>
          <table:table-cell office:value-type="float" office:value="562450" table:style-name="ce38">
            <text:p>562.450</text:p>
          </table:table-cell>
          <table:table-cell office:value-type="percentage" office:value="0.67043334704118918" table:style-name="ce39">
            <text:p>67,0%</text:p>
          </table:table-cell>
          <table:table-cell office:value-type="float" office:value="450410" table:style-name="ce38">
            <text:p>450.410</text:p>
          </table:table-cell>
          <table:table-cell office:value-type="percentage" office:value="0.6864269102635614" table:style-name="ce39">
            <text:p>68,6%</text:p>
          </table:table-cell>
          <table:table-cell office:value-type="float" office:value="5688713" table:style-name="ce38">
            <text:p>5.688.713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2824910167783872" table:style-name="ce39">
            <text:p>82,8%</text:p>
          </table:table-cell>
          <table:table-cell office:value-type="percentage" office:value="0.73115202804351764" table:style-name="ce39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803" table:style-name="ce38">
            <text:p>296.803</text:p>
          </table:table-cell>
          <table:table-cell office:value-type="percentage" office:value="1" table:style-name="ce39">
            <text:p>100,0%</text:p>
          </table:table-cell>
          <table:table-cell office:value-type="float" office:value="433604" table:style-name="ce38">
            <text:p>433.604</text:p>
          </table:table-cell>
          <table:table-cell office:value-type="percentage" office:value="0.99027547492132229" table:style-name="ce39">
            <text:p>99,0%</text:p>
          </table:table-cell>
          <table:table-cell office:value-type="float" office:value="566885" table:style-name="ce38">
            <text:p>566.885</text:p>
          </table:table-cell>
          <table:table-cell office:value-type="percentage" office:value="0.97616267856896866" table:style-name="ce39">
            <text:p>97,6%</text:p>
          </table:table-cell>
          <table:table-cell office:value-type="float" office:value="711136" table:style-name="ce38">
            <text:p>711.136</text:p>
          </table:table-cell>
          <table:table-cell office:value-type="percentage" office:value="0.94523974723992266" table:style-name="ce39">
            <text:p>94,5%</text:p>
          </table:table-cell>
          <table:table-cell office:value-type="float" office:value="744748" table:style-name="ce38">
            <text:p>744.748</text:p>
          </table:table-cell>
          <table:table-cell office:value-type="percentage" office:value="0.87454027064730833" table:style-name="ce39">
            <text:p>87,5%</text:p>
          </table:table-cell>
          <table:table-cell office:value-type="float" office:value="491843" table:style-name="ce38">
            <text:p>491.843</text:p>
          </table:table-cell>
          <table:table-cell office:value-type="percentage" office:value="0.75812898164033182" table:style-name="ce39">
            <text:p>75,8%</text:p>
          </table:table-cell>
          <table:table-cell office:value-type="float" office:value="400987" table:style-name="ce38">
            <text:p>400.987</text:p>
          </table:table-cell>
          <table:table-cell office:value-type="percentage" office:value="0.77691687688665167" table:style-name="ce39">
            <text:p>77,7%</text:p>
          </table:table-cell>
          <table:table-cell office:value-type="float" office:value="335100" table:style-name="ce38">
            <text:p>335.100</text:p>
          </table:table-cell>
          <table:table-cell office:value-type="percentage" office:value="0.78934164996195799" table:style-name="ce39">
            <text:p>78,9%</text:p>
          </table:table-cell>
          <table:table-cell office:value-type="float" office:value="3981106" table:style-name="ce38">
            <text:p>3.981.106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8696499177111787" table:style-name="ce39">
            <text:p>88,7%</text:p>
          </table:table-cell>
          <table:table-cell office:value-type="percentage" office:value="0.78719163957904459" table:style-name="ce3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88" table:style-name="ce38">
            <text:p>78.188</text:p>
          </table:table-cell>
          <table:table-cell office:value-type="percentage" office:value="1" table:style-name="ce39">
            <text:p>100,0%</text:p>
          </table:table-cell>
          <table:table-cell office:value-type="float" office:value="95803" table:style-name="ce38">
            <text:p>95.803</text:p>
          </table:table-cell>
          <table:table-cell office:value-type="percentage" office:value="1" table:style-name="ce39">
            <text:p>100,0%</text:p>
          </table:table-cell>
          <table:table-cell office:value-type="float" office:value="132329" table:style-name="ce38">
            <text:p>132.329</text:p>
          </table:table-cell>
          <table:table-cell office:value-type="percentage" office:value="1" table:style-name="ce39">
            <text:p>100,0%</text:p>
          </table:table-cell>
          <table:table-cell office:value-type="float" office:value="160796" table:style-name="ce38">
            <text:p>160.796</text:p>
          </table:table-cell>
          <table:table-cell office:value-type="percentage" office:value="0.95024111195158856" table:style-name="ce39">
            <text:p>95,0%</text:p>
          </table:table-cell>
          <table:table-cell office:value-type="float" office:value="145147" table:style-name="ce38">
            <text:p>145.147</text:p>
          </table:table-cell>
          <table:table-cell office:value-type="percentage" office:value="0.91004677291935743" table:style-name="ce39">
            <text:p>91,0%</text:p>
          </table:table-cell>
          <table:table-cell office:value-type="float" office:value="110914" table:style-name="ce38">
            <text:p>110.914</text:p>
          </table:table-cell>
          <table:table-cell office:value-type="percentage" office:value="0.8309471901947123" table:style-name="ce39">
            <text:p>83,1%</text:p>
          </table:table-cell>
          <table:table-cell office:value-type="float" office:value="88822" table:style-name="ce38">
            <text:p>88.822</text:p>
          </table:table-cell>
          <table:table-cell office:value-type="percentage" office:value="0.78381574302859158" table:style-name="ce39">
            <text:p>78,4%</text:p>
          </table:table-cell>
          <table:table-cell office:value-type="float" office:value="70568" table:style-name="ce38">
            <text:p>70.568</text:p>
          </table:table-cell>
          <table:table-cell office:value-type="percentage" office:value="0.83266076696165192" table:style-name="ce39">
            <text:p>83,3%</text:p>
          </table:table-cell>
          <table:table-cell office:value-type="float" office:value="882567" table:style-name="ce38">
            <text:p>882.567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92566892201582274" table:style-name="ce39">
            <text:p>92,6%</text:p>
          </table:table-cell>
          <table:table-cell office:value-type="percentage" office:value="0.82949039790899703" table:style-name="ce39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759" table:style-name="ce38">
            <text:p>241.759</text:p>
          </table:table-cell>
          <table:table-cell office:value-type="percentage" office:value="1" table:style-name="ce39">
            <text:p>100,0%</text:p>
          </table:table-cell>
          <table:table-cell office:value-type="float" office:value="290553" table:style-name="ce38">
            <text:p>290.553</text:p>
          </table:table-cell>
          <table:table-cell office:value-type="percentage" office:value="1" table:style-name="ce39">
            <text:p>100,0%</text:p>
          </table:table-cell>
          <table:table-cell office:value-type="float" office:value="343030" table:style-name="ce38">
            <text:p>343.030</text:p>
          </table:table-cell>
          <table:table-cell office:value-type="percentage" office:value="0.98876708933003199" table:style-name="ce39">
            <text:p>98,9%</text:p>
          </table:table-cell>
          <table:table-cell office:value-type="float" office:value="387641" table:style-name="ce38">
            <text:p>387.641</text:p>
          </table:table-cell>
          <table:table-cell office:value-type="percentage" office:value="0.95504189569069375" table:style-name="ce39">
            <text:p>95,5%</text:p>
          </table:table-cell>
          <table:table-cell office:value-type="float" office:value="402134" table:style-name="ce38">
            <text:p>402.134</text:p>
          </table:table-cell>
          <table:table-cell office:value-type="percentage" office:value="0.90729906750808287" table:style-name="ce39">
            <text:p>90,7%</text:p>
          </table:table-cell>
          <table:table-cell office:value-type="float" office:value="256253" table:style-name="ce38">
            <text:p>256.253</text:p>
          </table:table-cell>
          <table:table-cell office:value-type="percentage" office:value="0.79235207539702168" table:style-name="ce39">
            <text:p>79,2%</text:p>
          </table:table-cell>
          <table:table-cell office:value-type="float" office:value="189561" table:style-name="ce38">
            <text:p>189.561</text:p>
          </table:table-cell>
          <table:table-cell office:value-type="percentage" office:value="0.82067789125512491" table:style-name="ce39">
            <text:p>82,1%</text:p>
          </table:table-cell>
          <table:table-cell office:value-type="float" office:value="158207" table:style-name="ce38">
            <text:p>158.207</text:p>
          </table:table-cell>
          <table:table-cell office:value-type="percentage" office:value="0.87889359858227734" table:style-name="ce39">
            <text:p>87,9%</text:p>
          </table:table-cell>
          <table:table-cell office:value-type="float" office:value="2269138" table:style-name="ce38">
            <text:p>2.269.138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92448187958673411" table:style-name="ce39">
            <text:p>92,4%</text:p>
          </table:table-cell>
          <table:table-cell office:value-type="percentage" office:value="0.83985566760763763" table:style-name="ce39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41" table:style-name="ce38">
            <text:p>23.341</text:p>
          </table:table-cell>
          <table:table-cell office:value-type="percentage" office:value="1" table:style-name="ce39">
            <text:p>100,0%</text:p>
          </table:table-cell>
          <table:table-cell office:value-type="float" office:value="28618" table:style-name="ce38">
            <text:p>28.618</text:p>
          </table:table-cell>
          <table:table-cell office:value-type="percentage" office:value="1" table:style-name="ce39">
            <text:p>100,0%</text:p>
          </table:table-cell>
          <table:table-cell office:value-type="float" office:value="37838" table:style-name="ce38">
            <text:p>37.838</text:p>
          </table:table-cell>
          <table:table-cell office:value-type="percentage" office:value="1" table:style-name="ce39">
            <text:p>100,0%</text:p>
          </table:table-cell>
          <table:table-cell office:value-type="float" office:value="45004" table:style-name="ce38">
            <text:p>45.004</text:p>
          </table:table-cell>
          <table:table-cell office:value-type="percentage" office:value="0.94419268210808993" table:style-name="ce39">
            <text:p>94,4%</text:p>
          </table:table-cell>
          <table:table-cell office:value-type="float" office:value="46760" table:style-name="ce38">
            <text:p>46.760</text:p>
          </table:table-cell>
          <table:table-cell office:value-type="percentage" office:value="0.88314729824163785" table:style-name="ce39">
            <text:p>88,3%</text:p>
          </table:table-cell>
          <table:table-cell office:value-type="float" office:value="29589" table:style-name="ce38">
            <text:p>29.589</text:p>
          </table:table-cell>
          <table:table-cell office:value-type="percentage" office:value="0.75253694142780847" table:style-name="ce39">
            <text:p>75,3%</text:p>
          </table:table-cell>
          <table:table-cell office:value-type="float" office:value="21625" table:style-name="ce38">
            <text:p>21.625</text:p>
          </table:table-cell>
          <table:table-cell office:value-type="percentage" office:value="0.70999409022260163" table:style-name="ce39">
            <text:p>71,0%</text:p>
          </table:table-cell>
          <table:table-cell office:value-type="float" office:value="18856" table:style-name="ce38">
            <text:p>18.856</text:p>
          </table:table-cell>
          <table:table-cell office:value-type="percentage" office:value="0.73852420491931692" table:style-name="ce39">
            <text:p>73,9%</text:p>
          </table:table-cell>
          <table:table-cell office:value-type="float" office:value="251631" table:style-name="ce38">
            <text:p>251.631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8611825192802052" table:style-name="ce39">
            <text:p>88,6%</text:p>
          </table:table-cell>
          <table:table-cell office:value-type="percentage" office:value="0.78655826253305572" table:style-name="ce39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3393" table:style-name="ce38">
            <text:p>373.393</text:p>
          </table:table-cell>
          <table:table-cell office:value-type="percentage" office:value="1" table:style-name="ce39">
            <text:p>100,0%</text:p>
          </table:table-cell>
          <table:table-cell office:value-type="float" office:value="509750" table:style-name="ce38">
            <text:p>509.750</text:p>
          </table:table-cell>
          <table:table-cell office:value-type="percentage" office:value="0.96895725183004133" table:style-name="ce39">
            <text:p>96,9%</text:p>
          </table:table-cell>
          <table:table-cell office:value-type="float" office:value="684240" table:style-name="ce38">
            <text:p>684.240</text:p>
          </table:table-cell>
          <table:table-cell office:value-type="percentage" office:value="0.97286737388084854" table:style-name="ce39">
            <text:p>97,3%</text:p>
          </table:table-cell>
          <table:table-cell office:value-type="float" office:value="930270" table:style-name="ce38">
            <text:p>930.270</text:p>
          </table:table-cell>
          <table:table-cell office:value-type="percentage" office:value="0.95629755043005482" table:style-name="ce39">
            <text:p>95,6%</text:p>
          </table:table-cell>
          <table:table-cell office:value-type="float" office:value="1008713" table:style-name="ce38">
            <text:p>1.008.713</text:p>
          </table:table-cell>
          <table:table-cell office:value-type="percentage" office:value="0.86512700573170342" table:style-name="ce39">
            <text:p>86,5%</text:p>
          </table:table-cell>
          <table:table-cell office:value-type="float" office:value="709291" table:style-name="ce38">
            <text:p>709.291</text:p>
          </table:table-cell>
          <table:table-cell office:value-type="percentage" office:value="0.74690514300155852" table:style-name="ce39">
            <text:p>74,7%</text:p>
          </table:table-cell>
          <table:table-cell office:value-type="float" office:value="547267" table:style-name="ce38">
            <text:p>547.267</text:p>
          </table:table-cell>
          <table:table-cell office:value-type="percentage" office:value="0.7370847503282939" table:style-name="ce39">
            <text:p>73,7%</text:p>
          </table:table-cell>
          <table:table-cell office:value-type="float" office:value="381573" table:style-name="ce38">
            <text:p>381.573</text:p>
          </table:table-cell>
          <table:table-cell office:value-type="percentage" office:value="0.68932980695231794" table:style-name="ce39">
            <text:p>68,9%</text:p>
          </table:table-cell>
          <table:table-cell office:value-type="float" office:value="5144497" table:style-name="ce38">
            <text:p>5.144.497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6058066520272791" table:style-name="ce39">
            <text:p>86,1%</text:p>
          </table:table-cell>
          <table:table-cell office:value-type="percentage" office:value="0.7587879032809981" table:style-name="ce39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775" table:style-name="ce38">
            <text:p>73.775</text:p>
          </table:table-cell>
          <table:table-cell office:value-type="percentage" office:value="1" table:style-name="ce39">
            <text:p>100,0%</text:p>
          </table:table-cell>
          <table:table-cell office:value-type="float" office:value="102683" table:style-name="ce38">
            <text:p>102.683</text:p>
          </table:table-cell>
          <table:table-cell office:value-type="percentage" office:value="0.99790085423570685" table:style-name="ce39">
            <text:p>99,8%</text:p>
          </table:table-cell>
          <table:table-cell office:value-type="float" office:value="146994" table:style-name="ce38">
            <text:p>146.994</text:p>
          </table:table-cell>
          <table:table-cell office:value-type="percentage" office:value="1" table:style-name="ce39">
            <text:p>100,0%</text:p>
          </table:table-cell>
          <table:table-cell office:value-type="float" office:value="205190" table:style-name="ce38">
            <text:p>205.190</text:p>
          </table:table-cell>
          <table:table-cell office:value-type="percentage" office:value="0.96217691413137263" table:style-name="ce39">
            <text:p>96,2%</text:p>
          </table:table-cell>
          <table:table-cell office:value-type="float" office:value="226971" table:style-name="ce38">
            <text:p>226.971</text:p>
          </table:table-cell>
          <table:table-cell office:value-type="percentage" office:value="0.89303462033310121" table:style-name="ce39">
            <text:p>89,3%</text:p>
          </table:table-cell>
          <table:table-cell office:value-type="float" office:value="158999" table:style-name="ce38">
            <text:p>158.999</text:p>
          </table:table-cell>
          <table:table-cell office:value-type="percentage" office:value="0.7607498456959948" table:style-name="ce39">
            <text:p>76,1%</text:p>
          </table:table-cell>
          <table:table-cell office:value-type="float" office:value="131477" table:style-name="ce38">
            <text:p>131.477</text:p>
          </table:table-cell>
          <table:table-cell office:value-type="percentage" office:value="0.76330058984719706" table:style-name="ce39">
            <text:p>76,3%</text:p>
          </table:table-cell>
          <table:table-cell office:value-type="float" office:value="108354" table:style-name="ce38">
            <text:p>108.354</text:p>
          </table:table-cell>
          <table:table-cell office:value-type="percentage" office:value="0.76362636897966085" table:style-name="ce39">
            <text:p>76,4%</text:p>
          </table:table-cell>
          <table:table-cell office:value-type="float" office:value="1154443" table:style-name="ce38">
            <text:p>1.154.443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8116204641194018" table:style-name="ce39">
            <text:p>88,1%</text:p>
          </table:table-cell>
          <table:table-cell office:value-type="percentage" office:value="0.76389891553421641" table:style-name="ce39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64" table:style-name="ce38">
            <text:p>42.464</text:p>
          </table:table-cell>
          <table:table-cell office:value-type="percentage" office:value="1" table:style-name="ce39">
            <text:p>100,0%</text:p>
          </table:table-cell>
          <table:table-cell office:value-type="float" office:value="55814" table:style-name="ce38">
            <text:p>55.814</text:p>
          </table:table-cell>
          <table:table-cell office:value-type="percentage" office:value="1" table:style-name="ce39">
            <text:p>100,0%</text:p>
          </table:table-cell>
          <table:table-cell office:value-type="float" office:value="71853" table:style-name="ce38">
            <text:p>71.853</text:p>
          </table:table-cell>
          <table:table-cell office:value-type="percentage" office:value="0.97303775526786196" table:style-name="ce39">
            <text:p>97,3%</text:p>
          </table:table-cell>
          <table:table-cell office:value-type="float" office:value="91179" table:style-name="ce38">
            <text:p>91.179</text:p>
          </table:table-cell>
          <table:table-cell office:value-type="percentage" office:value="0.94296440316875918" table:style-name="ce39">
            <text:p>94,3%</text:p>
          </table:table-cell>
          <table:table-cell office:value-type="float" office:value="94049" table:style-name="ce38">
            <text:p>94.049</text:p>
          </table:table-cell>
          <table:table-cell office:value-type="percentage" office:value="0.87080794800096295" table:style-name="ce39">
            <text:p>87,1%</text:p>
          </table:table-cell>
          <table:table-cell office:value-type="float" office:value="61576" table:style-name="ce38">
            <text:p>61.576</text:p>
          </table:table-cell>
          <table:table-cell office:value-type="percentage" office:value="0.75701060965564726" table:style-name="ce39">
            <text:p>75,7%</text:p>
          </table:table-cell>
          <table:table-cell office:value-type="float" office:value="51555" table:style-name="ce38">
            <text:p>51.555</text:p>
          </table:table-cell>
          <table:table-cell office:value-type="percentage" office:value="0.75674842573429035" table:style-name="ce39">
            <text:p>75,7%</text:p>
          </table:table-cell>
          <table:table-cell office:value-type="float" office:value="42491" table:style-name="ce38">
            <text:p>42.491</text:p>
          </table:table-cell>
          <table:table-cell office:value-type="percentage" office:value="0.75354685394055476" table:style-name="ce39">
            <text:p>75,4%</text:p>
          </table:table-cell>
          <table:table-cell office:value-type="float" office:value="510981" table:style-name="ce38">
            <text:p>510.981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7894983091197443" table:style-name="ce39">
            <text:p>87,9%</text:p>
          </table:table-cell>
          <table:table-cell office:value-type="percentage" office:value="0.77281203635225204" table:style-name="ce39">
            <text:p>77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934" table:style-name="ce38">
            <text:p>163.934</text:p>
          </table:table-cell>
          <table:table-cell office:value-type="percentage" office:value="1" table:style-name="ce39">
            <text:p>100,0%</text:p>
          </table:table-cell>
          <table:table-cell office:value-type="float" office:value="213424" table:style-name="ce38">
            <text:p>213.424</text:p>
          </table:table-cell>
          <table:table-cell office:value-type="percentage" office:value="1" table:style-name="ce39">
            <text:p>100,0%</text:p>
          </table:table-cell>
          <table:table-cell office:value-type="float" office:value="277303" table:style-name="ce38">
            <text:p>277.303</text:p>
          </table:table-cell>
          <table:table-cell office:value-type="percentage" office:value="0.98994712961277176" table:style-name="ce39">
            <text:p>99,0%</text:p>
          </table:table-cell>
          <table:table-cell office:value-type="float" office:value="320791" table:style-name="ce38">
            <text:p>320.791</text:p>
          </table:table-cell>
          <table:table-cell office:value-type="percentage" office:value="0.94356677069331163" table:style-name="ce39">
            <text:p>94,4%</text:p>
          </table:table-cell>
          <table:table-cell office:value-type="float" office:value="315245" table:style-name="ce38">
            <text:p>315.245</text:p>
          </table:table-cell>
          <table:table-cell office:value-type="percentage" office:value="0.87052270850764779" table:style-name="ce39">
            <text:p>87,1%</text:p>
          </table:table-cell>
          <table:table-cell office:value-type="float" office:value="194038" table:style-name="ce38">
            <text:p>194.038</text:p>
          </table:table-cell>
          <table:table-cell office:value-type="percentage" office:value="0.74474462948534403" table:style-name="ce39">
            <text:p>74,5%</text:p>
          </table:table-cell>
          <table:table-cell office:value-type="float" office:value="147419" table:style-name="ce38">
            <text:p>147.419</text:p>
          </table:table-cell>
          <table:table-cell office:value-type="percentage" office:value="0.73148451377931267" table:style-name="ce39">
            <text:p>73,1%</text:p>
          </table:table-cell>
          <table:table-cell office:value-type="float" office:value="128667" table:style-name="ce38">
            <text:p>128.667</text:p>
          </table:table-cell>
          <table:table-cell office:value-type="percentage" office:value="0.76312230881463294" table:style-name="ce39">
            <text:p>76,3%</text:p>
          </table:table-cell>
          <table:table-cell office:value-type="float" office:value="1760821" table:style-name="ce38">
            <text:p>1.760.821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8753608344594581" table:style-name="ce39">
            <text:p>88,8%</text:p>
          </table:table-cell>
          <table:table-cell office:value-type="percentage" office:value="0.79298258413405243" table:style-name="ce39">
            <text:p>79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89" table:style-name="ce38">
            <text:p>2.389</text:p>
          </table:table-cell>
          <table:table-cell office:value-type="percentage" office:value="0.9170825335892514" table:style-name="ce39">
            <text:p>91,7%</text:p>
          </table:table-cell>
          <table:table-cell office:value-type="float" office:value="3876" table:style-name="ce38">
            <text:p>3.876</text:p>
          </table:table-cell>
          <table:table-cell office:value-type="percentage" office:value="0.89763779527559051" table:style-name="ce39">
            <text:p>89,8%</text:p>
          </table:table-cell>
          <table:table-cell office:value-type="float" office:value="7566" table:style-name="ce38">
            <text:p>7.566</text:p>
          </table:table-cell>
          <table:table-cell office:value-type="percentage" office:value="0.96296296296296291" table:style-name="ce39">
            <text:p>96,3%</text:p>
          </table:table-cell>
          <table:table-cell office:value-type="float" office:value="10360" table:style-name="ce38">
            <text:p>10.360</text:p>
          </table:table-cell>
          <table:table-cell office:value-type="percentage" office:value="0.89650398061613013" table:style-name="ce39">
            <text:p>89,7%</text:p>
          </table:table-cell>
          <table:table-cell office:value-type="float" office:value="10791" table:style-name="ce38">
            <text:p>10.791</text:p>
          </table:table-cell>
          <table:table-cell office:value-type="percentage" office:value="0.85358329378262932" table:style-name="ce39">
            <text:p>85,4%</text:p>
          </table:table-cell>
          <table:table-cell office:value-type="float" office:value="8613" table:style-name="ce38">
            <text:p>8.613</text:p>
          </table:table-cell>
          <table:table-cell office:value-type="percentage" office:value="0.72414662855221124" table:style-name="ce39">
            <text:p>72,4%</text:p>
          </table:table-cell>
          <table:table-cell office:value-type="float" office:value="8061" table:style-name="ce38">
            <text:p>8.061</text:p>
          </table:table-cell>
          <table:table-cell office:value-type="percentage" office:value="0.73502325157290049" table:style-name="ce39">
            <text:p>73,5%</text:p>
          </table:table-cell>
          <table:table-cell office:value-type="float" office:value="6515" table:style-name="ce38">
            <text:p>6.515</text:p>
          </table:table-cell>
          <table:table-cell office:value-type="percentage" office:value="0.71389436774052162" table:style-name="ce39">
            <text:p>71,4%</text:p>
          </table:table-cell>
          <table:table-cell office:value-type="float" office:value="58171" table:style-name="ce38">
            <text:p>58.171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81971394349327131" table:style-name="ce39">
            <text:p>82,0%</text:p>
          </table:table-cell>
          <table:table-cell office:value-type="percentage" office:value="0.69085057362057911" table:style-name="ce39">
            <text:p>69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2003" table:style-name="ce38">
            <text:p>2.003</text:p>
          </table:table-cell>
          <table:table-cell office:value-type="percentage" office:value="0.85270327799063428" table:style-name="ce39">
            <text:p>85,3%</text:p>
          </table:table-cell>
          <table:table-cell office:value-type="float" office:value="3293" table:style-name="ce38">
            <text:p>3.293</text:p>
          </table:table-cell>
          <table:table-cell office:value-type="percentage" office:value="0.87860192102454637" table:style-name="ce39">
            <text:p>87,9%</text:p>
          </table:table-cell>
          <table:table-cell office:value-type="float" office:value="7067" table:style-name="ce38">
            <text:p>7.067</text:p>
          </table:table-cell>
          <table:table-cell office:value-type="percentage" office:value="0.90290021719688263" table:style-name="ce39">
            <text:p>90,3%</text:p>
          </table:table-cell>
          <table:table-cell office:value-type="float" office:value="9512" table:style-name="ce38">
            <text:p>9.512</text:p>
          </table:table-cell>
          <table:table-cell office:value-type="percentage" office:value="0.84184441100982388" table:style-name="ce39">
            <text:p>84,2%</text:p>
          </table:table-cell>
          <table:table-cell office:value-type="float" office:value="9800" table:style-name="ce38">
            <text:p>9.800</text:p>
          </table:table-cell>
          <table:table-cell office:value-type="percentage" office:value="0.81653057823696051" table:style-name="ce39">
            <text:p>81,7%</text:p>
          </table:table-cell>
          <table:table-cell office:value-type="float" office:value="8210" table:style-name="ce38">
            <text:p>8.210</text:p>
          </table:table-cell>
          <table:table-cell office:value-type="percentage" office:value="0.67666694139948902" table:style-name="ce39">
            <text:p>67,7%</text:p>
          </table:table-cell>
          <table:table-cell office:value-type="float" office:value="7962" table:style-name="ce38">
            <text:p>7.962</text:p>
          </table:table-cell>
          <table:table-cell office:value-type="percentage" office:value="0.66377657357232178" table:style-name="ce39">
            <text:p>66,4%</text:p>
          </table:table-cell>
          <table:table-cell office:value-type="float" office:value="6700" table:style-name="ce38">
            <text:p>6.700</text:p>
          </table:table-cell>
          <table:table-cell office:value-type="percentage" office:value="0.69981199080843948" table:style-name="ce39">
            <text:p>70,0%</text:p>
          </table:table-cell>
          <table:table-cell office:value-type="float" office:value="54547" table:style-name="ce38">
            <text:p>54.547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6905832757624037" table:style-name="ce39">
            <text:p>76,9%</text:p>
          </table:table-cell>
          <table:table-cell office:value-type="percentage" office:value="0.62642978547475769" table:style-name="ce39">
            <text:p>62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16" table:style-name="ce38">
            <text:p>3.516</text:p>
          </table:table-cell>
          <table:table-cell office:value-type="string" table:style-name="ce39">
            <text:p>-</text:p>
          </table:table-cell>
          <table:table-cell office:value-type="float" office:value="9494" table:style-name="ce38">
            <text:p>9.494</text:p>
          </table:table-cell>
          <table:table-cell office:value-type="string" table:style-name="ce39">
            <text:p>-</text:p>
          </table:table-cell>
          <table:table-cell office:value-type="float" office:value="21899" table:style-name="ce38">
            <text:p>21.899</text:p>
          </table:table-cell>
          <table:table-cell office:value-type="string" table:style-name="ce39">
            <text:p>-</text:p>
          </table:table-cell>
          <table:table-cell office:value-type="float" office:value="31591" table:style-name="ce38">
            <text:p>31.591</text:p>
          </table:table-cell>
          <table:table-cell office:value-type="string" table:style-name="ce39">
            <text:p>-</text:p>
          </table:table-cell>
          <table:table-cell office:value-type="float" office:value="24218" table:style-name="ce38">
            <text:p>24.218</text:p>
          </table:table-cell>
          <table:table-cell office:value-type="string" table:style-name="ce39">
            <text:p>-</text:p>
          </table:table-cell>
          <table:table-cell office:value-type="float" office:value="1057" table:style-name="ce38">
            <text:p>1.057</text:p>
          </table:table-cell>
          <table:table-cell office:value-type="string" table:style-name="ce39">
            <text:p>-</text:p>
          </table:table-cell>
          <table:table-cell office:value-type="float" office:value="91825" table:style-name="ce38">
            <text:p>91.82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68" table:style-name="ce41">
            <text:p>168</text:p>
          </table:table-cell>
          <table:table-cell office:value-type="string" table:style-name="ce42">
            <text:p>-</text:p>
          </table:table-cell>
          <table:table-cell office:value-type="float" office:value="481" table:style-name="ce41">
            <text:p>481</text:p>
          </table:table-cell>
          <table:table-cell office:value-type="string" table:style-name="ce42">
            <text:p>-</text:p>
          </table:table-cell>
          <table:table-cell office:value-type="float" office:value="921" table:style-name="ce41">
            <text:p>921</text:p>
          </table:table-cell>
          <table:table-cell office:value-type="string" table:style-name="ce42">
            <text:p>-</text:p>
          </table:table-cell>
          <table:table-cell office:value-type="float" office:value="1029" table:style-name="ce41">
            <text:p>1.029</text:p>
          </table:table-cell>
          <table:table-cell office:value-type="string" table:style-name="ce42">
            <text:p>-</text:p>
          </table:table-cell>
          <table:table-cell office:value-type="float" office:value="946" table:style-name="ce41">
            <text:p>946</text:p>
          </table:table-cell>
          <table:table-cell office:value-type="string" table:style-name="ce42">
            <text:p>-</text:p>
          </table:table-cell>
          <table:table-cell office:value-type="float" office:value="141" table:style-name="ce41">
            <text:p>141</text:p>
          </table:table-cell>
          <table:table-cell office:value-type="string" table:style-name="ce42">
            <text:p>-</text:p>
          </table:table-cell>
          <table:table-cell office:value-type="float" office:value="3729" table:style-name="ce41">
            <text:p>3.729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4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9036" table:style-name="ce45">
            <text:p>2.929.036</text:p>
          </table:table-cell>
          <table:table-cell office:value-type="percentage" office:value="1" table:style-name="ce46">
            <text:p>100,0%</text:p>
          </table:table-cell>
          <table:table-cell office:value-type="float" office:value="3931602" table:style-name="ce45">
            <text:p>3.931.602</text:p>
          </table:table-cell>
          <table:table-cell office:value-type="percentage" office:value="0.99281750586167583" table:style-name="ce46">
            <text:p>99,3%</text:p>
          </table:table-cell>
          <table:table-cell office:value-type="float" office:value="5237161" table:style-name="ce45">
            <text:p>5.237.161</text:p>
          </table:table-cell>
          <table:table-cell office:value-type="percentage" office:value="0.98129562266043047" table:style-name="ce46">
            <text:p>98,1%</text:p>
          </table:table-cell>
          <table:table-cell office:value-type="float" office:value="6602298" table:style-name="ce45">
            <text:p>6.602.298</text:p>
          </table:table-cell>
          <table:table-cell office:value-type="percentage" office:value="0.93871900355252569" table:style-name="ce46">
            <text:p>93,9%</text:p>
          </table:table-cell>
          <table:table-cell office:value-type="float" office:value="6836866" table:style-name="ce45">
            <text:p>6.836.866</text:p>
          </table:table-cell>
          <table:table-cell office:value-type="percentage" office:value="0.86633221558194351" table:style-name="ce46">
            <text:p>86,6%</text:p>
          </table:table-cell>
          <table:table-cell office:value-type="float" office:value="4678250" table:style-name="ce45">
            <text:p>4.678.250</text:p>
          </table:table-cell>
          <table:table-cell office:value-type="percentage" office:value="0.75087438164112341" table:style-name="ce46">
            <text:p>75,1%</text:p>
          </table:table-cell>
          <table:table-cell office:value-type="float" office:value="3675787" table:style-name="ce45">
            <text:p>3.675.787</text:p>
          </table:table-cell>
          <table:table-cell office:value-type="percentage" office:value="0.74338819408490808" table:style-name="ce46">
            <text:p>74,3%</text:p>
          </table:table-cell>
          <table:table-cell office:value-type="float" office:value="2929586" table:style-name="ce45">
            <text:p>2.929.586</text:p>
          </table:table-cell>
          <table:table-cell office:value-type="percentage" office:value="0.75336141822713376" table:style-name="ce46">
            <text:p>75,3%</text:p>
          </table:table-cell>
          <table:table-cell office:value-type="float" office:value="36820586" table:style-name="ce45">
            <text:p>36.820.586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7418654402355456" table:style-name="ce46">
            <text:p>87,4%</text:p>
          </table:table-cell>
          <table:table-cell office:value-type="percentage" office:value="0.77597405902261485" table:style-name="ce46">
            <text:p>77,6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office:value-type="string" table:style-name="ce32">
            <text:p>% pauta completa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6633" table:style-name="ce35">
            <text:p>426.633</text:p>
          </table:table-cell>
          <table:table-cell office:value-type="percentage" office:value="1" table:style-name="ce36">
            <text:p>100,0%</text:p>
          </table:table-cell>
          <table:table-cell office:value-type="float" office:value="646844" table:style-name="ce35">
            <text:p>646.844</text:p>
          </table:table-cell>
          <table:table-cell office:value-type="percentage" office:value="0.99456164924867119" table:style-name="ce36">
            <text:p>99,5%</text:p>
          </table:table-cell>
          <table:table-cell office:value-type="float" office:value="903579" table:style-name="ce35">
            <text:p>903.579</text:p>
          </table:table-cell>
          <table:table-cell office:value-type="percentage" office:value="0.98628167750371942" table:style-name="ce36">
            <text:p>98,6%</text:p>
          </table:table-cell>
          <table:table-cell office:value-type="float" office:value="1182872" table:style-name="ce35">
            <text:p>1.182.872</text:p>
          </table:table-cell>
          <table:table-cell office:value-type="percentage" office:value="0.93506115708751081" table:style-name="ce36">
            <text:p>93,5%</text:p>
          </table:table-cell>
          <table:table-cell office:value-type="float" office:value="1193488" table:style-name="ce35">
            <text:p>1.193.488</text:p>
          </table:table-cell>
          <table:table-cell office:value-type="percentage" office:value="0.8616532646410332" table:style-name="ce36">
            <text:p>86,2%</text:p>
          </table:table-cell>
          <table:table-cell office:value-type="float" office:value="836274" table:style-name="ce35">
            <text:p>836.274</text:p>
          </table:table-cell>
          <table:table-cell office:value-type="percentage" office:value="0.73343407439110275" table:style-name="ce36">
            <text:p>73,3%</text:p>
          </table:table-cell>
          <table:table-cell office:value-type="float" office:value="630657" table:style-name="ce35">
            <text:p>630.657</text:p>
          </table:table-cell>
          <table:table-cell office:value-type="percentage" office:value="0.67909552565383691" table:style-name="ce36">
            <text:p>67,9%</text:p>
          </table:table-cell>
          <table:table-cell office:value-type="float" office:value="374086" table:style-name="ce35">
            <text:p>374.086</text:p>
          </table:table-cell>
          <table:table-cell office:value-type="percentage" office:value="0.49685552133264799" table:style-name="ce36">
            <text:p>49,7%</text:p>
          </table:table-cell>
          <table:table-cell office:value-type="float" office:value="6194433" table:style-name="ce35">
            <text:p>6.194.433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312471526004851" table:style-name="ce36">
            <text:p>83,1%</text:p>
          </table:table-cell>
          <table:table-cell office:value-type="percentage" office:value="0.73182091465076538" table:style-name="ce36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647" table:style-name="ce38">
            <text:p>99.647</text:p>
          </table:table-cell>
          <table:table-cell office:value-type="percentage" office:value="1" table:style-name="ce39">
            <text:p>100,0%</text:p>
          </table:table-cell>
          <table:table-cell office:value-type="float" office:value="118112" table:style-name="ce38">
            <text:p>118.112</text:p>
          </table:table-cell>
          <table:table-cell office:value-type="percentage" office:value="0.99291328653692568" table:style-name="ce39">
            <text:p>99,3%</text:p>
          </table:table-cell>
          <table:table-cell office:value-type="float" office:value="150810" table:style-name="ce38">
            <text:p>150.810</text:p>
          </table:table-cell>
          <table:table-cell office:value-type="percentage" office:value="0.96446181099592621" table:style-name="ce39">
            <text:p>96,4%</text:p>
          </table:table-cell>
          <table:table-cell office:value-type="float" office:value="181301" table:style-name="ce38">
            <text:p>181.301</text:p>
          </table:table-cell>
          <table:table-cell office:value-type="percentage" office:value="0.91443313528290282" table:style-name="ce39">
            <text:p>91,4%</text:p>
          </table:table-cell>
          <table:table-cell office:value-type="float" office:value="179997" table:style-name="ce38">
            <text:p>179.997</text:p>
          </table:table-cell>
          <table:table-cell office:value-type="percentage" office:value="0.83741736181220139" table:style-name="ce39">
            <text:p>83,7%</text:p>
          </table:table-cell>
          <table:table-cell office:value-type="float" office:value="112409" table:style-name="ce38">
            <text:p>112.409</text:p>
          </table:table-cell>
          <table:table-cell office:value-type="percentage" office:value="0.68422750569129442" table:style-name="ce39">
            <text:p>68,4%</text:p>
          </table:table-cell>
          <table:table-cell office:value-type="float" office:value="87629" table:style-name="ce38">
            <text:p>87.629</text:p>
          </table:table-cell>
          <table:table-cell office:value-type="percentage" office:value="0.67199638039585585" table:style-name="ce39">
            <text:p>67,2%</text:p>
          </table:table-cell>
          <table:table-cell office:value-type="float" office:value="49205" table:style-name="ce38">
            <text:p>49.205</text:p>
          </table:table-cell>
          <table:table-cell office:value-type="percentage" office:value="0.47721343432678037" table:style-name="ce39">
            <text:p>47,7%</text:p>
          </table:table-cell>
          <table:table-cell office:value-type="float" office:value="979110" table:style-name="ce38">
            <text:p>979.110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2615974227386946" table:style-name="ce39">
            <text:p>82,6%</text:p>
          </table:table-cell>
          <table:table-cell office:value-type="percentage" office:value="0.73651017646426076" table:style-name="ce39">
            <text:p>73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903" table:style-name="ce38">
            <text:p>87.903</text:p>
          </table:table-cell>
          <table:table-cell office:value-type="percentage" office:value="1" table:style-name="ce39">
            <text:p>100,0%</text:p>
          </table:table-cell>
          <table:table-cell office:value-type="float" office:value="113672" table:style-name="ce38">
            <text:p>113.672</text:p>
          </table:table-cell>
          <table:table-cell office:value-type="percentage" office:value="1" table:style-name="ce39">
            <text:p>100,0%</text:p>
          </table:table-cell>
          <table:table-cell office:value-type="float" office:value="145684" table:style-name="ce38">
            <text:p>145.684</text:p>
          </table:table-cell>
          <table:table-cell office:value-type="percentage" office:value="0.97348515221981669" table:style-name="ce39">
            <text:p>97,3%</text:p>
          </table:table-cell>
          <table:table-cell office:value-type="float" office:value="151134" table:style-name="ce38">
            <text:p>151.134</text:p>
          </table:table-cell>
          <table:table-cell office:value-type="percentage" office:value="0.92922622890343998" table:style-name="ce39">
            <text:p>92,9%</text:p>
          </table:table-cell>
          <table:table-cell office:value-type="float" office:value="147226" table:style-name="ce38">
            <text:p>147.226</text:p>
          </table:table-cell>
          <table:table-cell office:value-type="percentage" office:value="0.88162976891246936" table:style-name="ce39">
            <text:p>88,2%</text:p>
          </table:table-cell>
          <table:table-cell office:value-type="float" office:value="84440" table:style-name="ce38">
            <text:p>84.440</text:p>
          </table:table-cell>
          <table:table-cell office:value-type="percentage" office:value="0.73778298136320342" table:style-name="ce39">
            <text:p>73,8%</text:p>
          </table:table-cell>
          <table:table-cell office:value-type="float" office:value="57731" table:style-name="ce38">
            <text:p>57.731</text:p>
          </table:table-cell>
          <table:table-cell office:value-type="percentage" office:value="0.72974681144215092" table:style-name="ce39">
            <text:p>73,0%</text:p>
          </table:table-cell>
          <table:table-cell office:value-type="float" office:value="34669" table:style-name="ce38">
            <text:p>34.669</text:p>
          </table:table-cell>
          <table:table-cell office:value-type="percentage" office:value="0.54170312499999995" table:style-name="ce39">
            <text:p>54,2%</text:p>
          </table:table-cell>
          <table:table-cell office:value-type="float" office:value="822459" table:style-name="ce38">
            <text:p>822.459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806459177216206" table:style-name="ce39">
            <text:p>88,1%</text:p>
          </table:table-cell>
          <table:table-cell office:value-type="percentage" office:value="0.80729477494738822" table:style-name="ce39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578" table:style-name="ce38">
            <text:p>50.578</text:p>
          </table:table-cell>
          <table:table-cell office:value-type="percentage" office:value="1" table:style-name="ce39">
            <text:p>100,0%</text:p>
          </table:table-cell>
          <table:table-cell office:value-type="float" office:value="78292" table:style-name="ce38">
            <text:p>78.292</text:p>
          </table:table-cell>
          <table:table-cell office:value-type="percentage" office:value="0.97237816086243722" table:style-name="ce39">
            <text:p>97,2%</text:p>
          </table:table-cell>
          <table:table-cell office:value-type="float" office:value="106889" table:style-name="ce38">
            <text:p>106.889</text:p>
          </table:table-cell>
          <table:table-cell office:value-type="percentage" office:value="0.9117810135544353" table:style-name="ce39">
            <text:p>91,2%</text:p>
          </table:table-cell>
          <table:table-cell office:value-type="float" office:value="144464" table:style-name="ce38">
            <text:p>144.464</text:p>
          </table:table-cell>
          <table:table-cell office:value-type="percentage" office:value="0.87133060308690746" table:style-name="ce39">
            <text:p>87,1%</text:p>
          </table:table-cell>
          <table:table-cell office:value-type="float" office:value="157366" table:style-name="ce38">
            <text:p>157.366</text:p>
          </table:table-cell>
          <table:table-cell office:value-type="percentage" office:value="0.76327532351628735" table:style-name="ce39">
            <text:p>76,3%</text:p>
          </table:table-cell>
          <table:table-cell office:value-type="float" office:value="110947" table:style-name="ce38">
            <text:p>110.947</text:p>
          </table:table-cell>
          <table:table-cell office:value-type="percentage" office:value="0.60897319786812454" table:style-name="ce39">
            <text:p>60,9%</text:p>
          </table:table-cell>
          <table:table-cell office:value-type="float" office:value="81945" table:style-name="ce38">
            <text:p>81.945</text:p>
          </table:table-cell>
          <table:table-cell office:value-type="percentage" office:value="0.59405402270519492" table:style-name="ce39">
            <text:p>59,4%</text:p>
          </table:table-cell>
          <table:table-cell office:value-type="float" office:value="58907" table:style-name="ce38">
            <text:p>58.907</text:p>
          </table:table-cell>
          <table:table-cell office:value-type="percentage" office:value="0.61695643066610806" table:style-name="ce39">
            <text:p>61,7%</text:p>
          </table:table-cell>
          <table:table-cell office:value-type="float" office:value="789388" table:style-name="ce38">
            <text:p>789.388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6279174038789521" table:style-name="ce39">
            <text:p>76,3%</text:p>
          </table:table-cell>
          <table:table-cell office:value-type="percentage" office:value="0.67380198592795992" table:style-name="ce39">
            <text:p>67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330" table:style-name="ce38">
            <text:p>91.330</text:p>
          </table:table-cell>
          <table:table-cell office:value-type="percentage" office:value="1" table:style-name="ce39">
            <text:p>100,0%</text:p>
          </table:table-cell>
          <table:table-cell office:value-type="float" office:value="149407" table:style-name="ce38">
            <text:p>149.407</text:p>
          </table:table-cell>
          <table:table-cell office:value-type="percentage" office:value="0.96684160459713586" table:style-name="ce39">
            <text:p>96,7%</text:p>
          </table:table-cell>
          <table:table-cell office:value-type="float" office:value="214439" table:style-name="ce38">
            <text:p>214.439</text:p>
          </table:table-cell>
          <table:table-cell office:value-type="percentage" office:value="0.91214928623687752" table:style-name="ce39">
            <text:p>91,2%</text:p>
          </table:table-cell>
          <table:table-cell office:value-type="float" office:value="314072" table:style-name="ce38">
            <text:p>314.072</text:p>
          </table:table-cell>
          <table:table-cell office:value-type="percentage" office:value="0.89603779613822065" table:style-name="ce39">
            <text:p>89,6%</text:p>
          </table:table-cell>
          <table:table-cell office:value-type="float" office:value="306068" table:style-name="ce38">
            <text:p>306.068</text:p>
          </table:table-cell>
          <table:table-cell office:value-type="percentage" office:value="0.78898959590022788" table:style-name="ce39">
            <text:p>78,9%</text:p>
          </table:table-cell>
          <table:table-cell office:value-type="float" office:value="208309" table:style-name="ce38">
            <text:p>208.309</text:p>
          </table:table-cell>
          <table:table-cell office:value-type="percentage" office:value="0.66994603356339288" table:style-name="ce39">
            <text:p>67,0%</text:p>
          </table:table-cell>
          <table:table-cell office:value-type="float" office:value="161827" table:style-name="ce38">
            <text:p>161.827</text:p>
          </table:table-cell>
          <table:table-cell office:value-type="percentage" office:value="0.64281344836900389" table:style-name="ce39">
            <text:p>64,3%</text:p>
          </table:table-cell>
          <table:table-cell office:value-type="float" office:value="109905" table:style-name="ce38">
            <text:p>109.905</text:p>
          </table:table-cell>
          <table:table-cell office:value-type="percentage" office:value="0.6112727131153467" table:style-name="ce39">
            <text:p>61,1%</text:p>
          </table:table-cell>
          <table:table-cell office:value-type="float" office:value="1555357" table:style-name="ce38">
            <text:p>1.555.357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9323624242263513" table:style-name="ce39">
            <text:p>79,3%</text:p>
          </table:table-cell>
          <table:table-cell office:value-type="percentage" office:value="0.71479380059854258" table:style-name="ce39">
            <text:p>71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82" table:style-name="ce38">
            <text:p>41.882</text:p>
          </table:table-cell>
          <table:table-cell office:value-type="percentage" office:value="1" table:style-name="ce39">
            <text:p>100,0%</text:p>
          </table:table-cell>
          <table:table-cell office:value-type="float" office:value="55649" table:style-name="ce38">
            <text:p>55.649</text:p>
          </table:table-cell>
          <table:table-cell office:value-type="percentage" office:value="1" table:style-name="ce39">
            <text:p>100,0%</text:p>
          </table:table-cell>
          <table:table-cell office:value-type="float" office:value="75002" table:style-name="ce38">
            <text:p>75.002</text:p>
          </table:table-cell>
          <table:table-cell office:value-type="percentage" office:value="0.96970715624797987" table:style-name="ce39">
            <text:p>97,0%</text:p>
          </table:table-cell>
          <table:table-cell office:value-type="float" office:value="81810" table:style-name="ce38">
            <text:p>81.810</text:p>
          </table:table-cell>
          <table:table-cell office:value-type="percentage" office:value="0.90936374549819932" table:style-name="ce39">
            <text:p>90,9%</text:p>
          </table:table-cell>
          <table:table-cell office:value-type="float" office:value="83347" table:style-name="ce38">
            <text:p>83.347</text:p>
          </table:table-cell>
          <table:table-cell office:value-type="percentage" office:value="0.85248903026521694" table:style-name="ce39">
            <text:p>85,2%</text:p>
          </table:table-cell>
          <table:table-cell office:value-type="float" office:value="45198" table:style-name="ce38">
            <text:p>45.198</text:p>
          </table:table-cell>
          <table:table-cell office:value-type="percentage" office:value="0.64135200715167506" table:style-name="ce39">
            <text:p>64,1%</text:p>
          </table:table-cell>
          <table:table-cell office:value-type="float" office:value="27622" table:style-name="ce38">
            <text:p>27.622</text:p>
          </table:table-cell>
          <table:table-cell office:value-type="percentage" office:value="0.54691614691614687" table:style-name="ce39">
            <text:p>54,7%</text:p>
          </table:table-cell>
          <table:table-cell office:value-type="float" office:value="5182" table:style-name="ce38">
            <text:p>5.182</text:p>
          </table:table-cell>
          <table:table-cell office:value-type="percentage" office:value="0.11787184678024702" table:style-name="ce39">
            <text:p>11,8%</text:p>
          </table:table-cell>
          <table:table-cell office:value-type="float" office:value="415692" table:style-name="ce38">
            <text:p>415.692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9311311953019015" table:style-name="ce39">
            <text:p>79,3%</text:p>
          </table:table-cell>
          <table:table-cell office:value-type="percentage" office:value="0.71313850455906191" table:style-name="ce39">
            <text:p>71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288" table:style-name="ce38">
            <text:p>226.288</text:p>
          </table:table-cell>
          <table:table-cell office:value-type="percentage" office:value="1" table:style-name="ce39">
            <text:p>100,0%</text:p>
          </table:table-cell>
          <table:table-cell office:value-type="float" office:value="248434" table:style-name="ce38">
            <text:p>248.434</text:p>
          </table:table-cell>
          <table:table-cell office:value-type="percentage" office:value="1" table:style-name="ce39">
            <text:p>100,0%</text:p>
          </table:table-cell>
          <table:table-cell office:value-type="float" office:value="311318" table:style-name="ce38">
            <text:p>311.318</text:p>
          </table:table-cell>
          <table:table-cell office:value-type="percentage" office:value="0.97722043474848941" table:style-name="ce39">
            <text:p>97,7%</text:p>
          </table:table-cell>
          <table:table-cell office:value-type="float" office:value="342482" table:style-name="ce38">
            <text:p>342.482</text:p>
          </table:table-cell>
          <table:table-cell office:value-type="percentage" office:value="0.89849019479241821" table:style-name="ce39">
            <text:p>89,8%</text:p>
          </table:table-cell>
          <table:table-cell office:value-type="float" office:value="306693" table:style-name="ce38">
            <text:p>306.693</text:p>
          </table:table-cell>
          <table:table-cell office:value-type="percentage" office:value="0.8441750044728259" table:style-name="ce39">
            <text:p>84,4%</text:p>
          </table:table-cell>
          <table:table-cell office:value-type="float" office:value="192966" table:style-name="ce38">
            <text:p>192.966</text:p>
          </table:table-cell>
          <table:table-cell office:value-type="percentage" office:value="0.720605863703073" table:style-name="ce39">
            <text:p>72,1%</text:p>
          </table:table-cell>
          <table:table-cell office:value-type="float" office:value="139322" table:style-name="ce38">
            <text:p>139.322</text:p>
          </table:table-cell>
          <table:table-cell office:value-type="percentage" office:value="0.66027506326834307" table:style-name="ce39">
            <text:p>66,0%</text:p>
          </table:table-cell>
          <table:table-cell office:value-type="float" office:value="40273" table:style-name="ce38">
            <text:p>40.273</text:p>
          </table:table-cell>
          <table:table-cell office:value-type="percentage" office:value="0.2435739255603537" table:style-name="ce39">
            <text:p>24,4%</text:p>
          </table:table-cell>
          <table:table-cell office:value-type="float" office:value="1807776" table:style-name="ce38">
            <text:p>1.807.77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3068282961585804" table:style-name="ce39">
            <text:p>83,1%</text:p>
          </table:table-cell>
          <table:table-cell office:value-type="percentage" office:value="0.75483837024900224" table:style-name="ce39">
            <text:p>75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74" table:style-name="ce38">
            <text:p>135.574</text:p>
          </table:table-cell>
          <table:table-cell office:value-type="percentage" office:value="1" table:style-name="ce39">
            <text:p>100,0%</text:p>
          </table:table-cell>
          <table:table-cell office:value-type="float" office:value="156481" table:style-name="ce38">
            <text:p>156.481</text:p>
          </table:table-cell>
          <table:table-cell office:value-type="percentage" office:value="0.98353247308313585" table:style-name="ce39">
            <text:p>98,4%</text:p>
          </table:table-cell>
          <table:table-cell office:value-type="float" office:value="212277" table:style-name="ce38">
            <text:p>212.277</text:p>
          </table:table-cell>
          <table:table-cell office:value-type="percentage" office:value="0.97176850817600846" table:style-name="ce39">
            <text:p>97,2%</text:p>
          </table:table-cell>
          <table:table-cell office:value-type="float" office:value="274153" table:style-name="ce38">
            <text:p>274.153</text:p>
          </table:table-cell>
          <table:table-cell office:value-type="percentage" office:value="0.8916182621195663" table:style-name="ce39">
            <text:p>89,2%</text:p>
          </table:table-cell>
          <table:table-cell office:value-type="float" office:value="270375" table:style-name="ce38">
            <text:p>270.375</text:p>
          </table:table-cell>
          <table:table-cell office:value-type="percentage" office:value="0.81781884726486287" table:style-name="ce39">
            <text:p>81,8%</text:p>
          </table:table-cell>
          <table:table-cell office:value-type="float" office:value="184124" table:style-name="ce38">
            <text:p>184.124</text:p>
          </table:table-cell>
          <table:table-cell office:value-type="percentage" office:value="0.69245320626849838" table:style-name="ce39">
            <text:p>69,2%</text:p>
          </table:table-cell>
          <table:table-cell office:value-type="float" office:value="143346" table:style-name="ce38">
            <text:p>143.346</text:p>
          </table:table-cell>
          <table:table-cell office:value-type="percentage" office:value="0.65728211876802589" table:style-name="ce39">
            <text:p>65,7%</text:p>
          </table:table-cell>
          <table:table-cell office:value-type="float" office:value="75761" table:style-name="ce38">
            <text:p>75.761</text:p>
          </table:table-cell>
          <table:table-cell office:value-type="percentage" office:value="0.43547812291633137" table:style-name="ce39">
            <text:p>43,5%</text:p>
          </table:table-cell>
          <table:table-cell office:value-type="float" office:value="1452091" table:style-name="ce38">
            <text:p>1.452.091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0279956036762823" table:style-name="ce39">
            <text:p>80,3%</text:p>
          </table:table-cell>
          <table:table-cell office:value-type="percentage" office:value="0.70999222088957625" table:style-name="ce39">
            <text:p>71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7611" table:style-name="ce38">
            <text:p>447.611</text:p>
          </table:table-cell>
          <table:table-cell office:value-type="percentage" office:value="1" table:style-name="ce39">
            <text:p>100,0%</text:p>
          </table:table-cell>
          <table:table-cell office:value-type="float" office:value="609825" table:style-name="ce38">
            <text:p>609.825</text:p>
          </table:table-cell>
          <table:table-cell office:value-type="percentage" office:value="0.95991292193196198" table:style-name="ce39">
            <text:p>96,0%</text:p>
          </table:table-cell>
          <table:table-cell office:value-type="float" office:value="769738" table:style-name="ce38">
            <text:p>769.738</text:p>
          </table:table-cell>
          <table:table-cell office:value-type="percentage" office:value="0.91899797512846471" table:style-name="ce39">
            <text:p>91,9%</text:p>
          </table:table-cell>
          <table:table-cell office:value-type="float" office:value="978736" table:style-name="ce38">
            <text:p>978.736</text:p>
          </table:table-cell>
          <table:table-cell office:value-type="percentage" office:value="0.89645899357013314" table:style-name="ce39">
            <text:p>89,6%</text:p>
          </table:table-cell>
          <table:table-cell office:value-type="float" office:value="1060125" table:style-name="ce38">
            <text:p>1.060.125</text:p>
          </table:table-cell>
          <table:table-cell office:value-type="percentage" office:value="0.80510421452737979" table:style-name="ce39">
            <text:p>80,5%</text:p>
          </table:table-cell>
          <table:table-cell office:value-type="float" office:value="663845" table:style-name="ce38">
            <text:p>663.845</text:p>
          </table:table-cell>
          <table:table-cell office:value-type="percentage" office:value="0.63546999383526759" table:style-name="ce39">
            <text:p>63,5%</text:p>
          </table:table-cell>
          <table:table-cell office:value-type="float" office:value="504492" table:style-name="ce38">
            <text:p>504.492</text:p>
          </table:table-cell>
          <table:table-cell office:value-type="percentage" office:value="0.60134813781759011" table:style-name="ce39">
            <text:p>60,1%</text:p>
          </table:table-cell>
          <table:table-cell office:value-type="float" office:value="330896" table:style-name="ce38">
            <text:p>330.896</text:p>
          </table:table-cell>
          <table:table-cell office:value-type="percentage" office:value="0.50428702492966715" table:style-name="ce39">
            <text:p>50,4%</text:p>
          </table:table-cell>
          <table:table-cell office:value-type="float" office:value="5365268" table:style-name="ce38">
            <text:p>5.365.268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811570738866338" table:style-name="ce39">
            <text:p>78,1%</text:p>
          </table:table-cell>
          <table:table-cell office:value-type="percentage" office:value="0.68958068005838713" table:style-name="ce39">
            <text:p>69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2324" table:style-name="ce38">
            <text:p>292.324</text:p>
          </table:table-cell>
          <table:table-cell office:value-type="percentage" office:value="1" table:style-name="ce39">
            <text:p>100,0%</text:p>
          </table:table-cell>
          <table:table-cell office:value-type="float" office:value="429932" table:style-name="ce38">
            <text:p>429.932</text:p>
          </table:table-cell>
          <table:table-cell office:value-type="percentage" office:value="0.98188927104886925" table:style-name="ce39">
            <text:p>98,2%</text:p>
          </table:table-cell>
          <table:table-cell office:value-type="float" office:value="547518" table:style-name="ce38">
            <text:p>547.518</text:p>
          </table:table-cell>
          <table:table-cell office:value-type="percentage" office:value="0.94281315865603177" table:style-name="ce39">
            <text:p>94,3%</text:p>
          </table:table-cell>
          <table:table-cell office:value-type="float" office:value="702169" table:style-name="ce38">
            <text:p>702.169</text:p>
          </table:table-cell>
          <table:table-cell office:value-type="percentage" office:value="0.93332083888273032" table:style-name="ce39">
            <text:p>93,3%</text:p>
          </table:table-cell>
          <table:table-cell office:value-type="float" office:value="725318" table:style-name="ce38">
            <text:p>725.318</text:p>
          </table:table-cell>
          <table:table-cell office:value-type="percentage" office:value="0.85172407314335097" table:style-name="ce39">
            <text:p>85,2%</text:p>
          </table:table-cell>
          <table:table-cell office:value-type="float" office:value="447007" table:style-name="ce38">
            <text:p>447.007</text:p>
          </table:table-cell>
          <table:table-cell office:value-type="percentage" office:value="0.68901857238204012" table:style-name="ce39">
            <text:p>68,9%</text:p>
          </table:table-cell>
          <table:table-cell office:value-type="float" office:value="335093" table:style-name="ce38">
            <text:p>335.093</text:p>
          </table:table-cell>
          <table:table-cell office:value-type="percentage" office:value="0.64924650182319821" table:style-name="ce39">
            <text:p>64,9%</text:p>
          </table:table-cell>
          <table:table-cell office:value-type="float" office:value="154706" table:style-name="ce38">
            <text:p>154.706</text:p>
          </table:table-cell>
          <table:table-cell office:value-type="percentage" office:value="0.36441626170998115" table:style-name="ce39">
            <text:p>36,4%</text:p>
          </table:table-cell>
          <table:table-cell office:value-type="float" office:value="3634067" table:style-name="ce38">
            <text:p>3.634.067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0964691890914009" table:style-name="ce39">
            <text:p>81,0%</text:p>
          </table:table-cell>
          <table:table-cell office:value-type="percentage" office:value="0.71857095994683384" table:style-name="ce39">
            <text:p>71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111" table:style-name="ce38">
            <text:p>77.111</text:p>
          </table:table-cell>
          <table:table-cell office:value-type="percentage" office:value="1" table:style-name="ce39">
            <text:p>100,0%</text:p>
          </table:table-cell>
          <table:table-cell office:value-type="float" office:value="95101" table:style-name="ce38">
            <text:p>95.101</text:p>
          </table:table-cell>
          <table:table-cell office:value-type="percentage" office:value="1" table:style-name="ce39">
            <text:p>100,0%</text:p>
          </table:table-cell>
          <table:table-cell office:value-type="float" office:value="129882" table:style-name="ce38">
            <text:p>129.882</text:p>
          </table:table-cell>
          <table:table-cell office:value-type="percentage" office:value="1.0365930549015538" table:style-name="ce39">
            <text:p>103,7%</text:p>
          </table:table-cell>
          <table:table-cell office:value-type="float" office:value="158954" table:style-name="ce38">
            <text:p>158.954</text:p>
          </table:table-cell>
          <table:table-cell office:value-type="percentage" office:value="0.93935561649016641" table:style-name="ce39">
            <text:p>93,9%</text:p>
          </table:table-cell>
          <table:table-cell office:value-type="float" office:value="142414" table:style-name="ce38">
            <text:p>142.414</text:p>
          </table:table-cell>
          <table:table-cell office:value-type="percentage" office:value="0.89291133208772744" table:style-name="ce39">
            <text:p>89,3%</text:p>
          </table:table-cell>
          <table:table-cell office:value-type="float" office:value="105473" table:style-name="ce38">
            <text:p>105.473</text:p>
          </table:table-cell>
          <table:table-cell office:value-type="percentage" office:value="0.79018422373556885" table:style-name="ce39">
            <text:p>79,0%</text:p>
          </table:table-cell>
          <table:table-cell office:value-type="float" office:value="77211" table:style-name="ce38">
            <text:p>77.211</text:p>
          </table:table-cell>
          <table:table-cell office:value-type="percentage" office:value="0.68135368866925516" table:style-name="ce39">
            <text:p>68,1%</text:p>
          </table:table-cell>
          <table:table-cell office:value-type="float" office:value="26766" table:style-name="ce38">
            <text:p>26.766</text:p>
          </table:table-cell>
          <table:table-cell office:value-type="percentage" office:value="0.3158230088495575" table:style-name="ce39">
            <text:p>31,6%</text:p>
          </table:table-cell>
          <table:table-cell office:value-type="float" office:value="812912" table:style-name="ce38">
            <text:p>812.912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5261218098311686" table:style-name="ce39">
            <text:p>85,3%</text:p>
          </table:table-cell>
          <table:table-cell office:value-type="percentage" office:value="0.76402437247823518" table:style-name="ce39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980" table:style-name="ce38">
            <text:p>239.980</text:p>
          </table:table-cell>
          <table:table-cell office:value-type="percentage" office:value="1" table:style-name="ce39">
            <text:p>100,0%</text:p>
          </table:table-cell>
          <table:table-cell office:value-type="float" office:value="289271" table:style-name="ce38">
            <text:p>289.271</text:p>
          </table:table-cell>
          <table:table-cell office:value-type="percentage" office:value="0.99830550589794387" table:style-name="ce39">
            <text:p>99,8%</text:p>
          </table:table-cell>
          <table:table-cell office:value-type="float" office:value="340576" table:style-name="ce38">
            <text:p>340.576</text:p>
          </table:table-cell>
          <table:table-cell office:value-type="percentage" office:value="0.98169355512831225" table:style-name="ce39">
            <text:p>98,2%</text:p>
          </table:table-cell>
          <table:table-cell office:value-type="float" office:value="385061" table:style-name="ce38">
            <text:p>385.061</text:p>
          </table:table-cell>
          <table:table-cell office:value-type="percentage" office:value="0.9486854780494175" table:style-name="ce39">
            <text:p>94,9%</text:p>
          </table:table-cell>
          <table:table-cell office:value-type="float" office:value="397074" table:style-name="ce38">
            <text:p>397.074</text:p>
          </table:table-cell>
          <table:table-cell office:value-type="percentage" office:value="0.89588264093984715" table:style-name="ce39">
            <text:p>89,6%</text:p>
          </table:table-cell>
          <table:table-cell office:value-type="float" office:value="241124" table:style-name="ce38">
            <text:p>241.124</text:p>
          </table:table-cell>
          <table:table-cell office:value-type="percentage" office:value="0.7455721565329243" table:style-name="ce39">
            <text:p>74,6%</text:p>
          </table:table-cell>
          <table:table-cell office:value-type="float" office:value="165557" table:style-name="ce38">
            <text:p>165.557</text:p>
          </table:table-cell>
          <table:table-cell office:value-type="percentage" office:value="0.7167559236473996" table:style-name="ce39">
            <text:p>71,7%</text:p>
          </table:table-cell>
          <table:table-cell office:value-type="float" office:value="45337" table:style-name="ce38">
            <text:p>45.337</text:p>
          </table:table-cell>
          <table:table-cell office:value-type="percentage" office:value="0.25186242757226107" table:style-name="ce39">
            <text:p>25,2%</text:p>
          </table:table-cell>
          <table:table-cell office:value-type="float" office:value="2103980" table:style-name="ce38">
            <text:p>2.103.980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5719395868073989" table:style-name="ce39">
            <text:p>85,7%</text:p>
          </table:table-cell>
          <table:table-cell office:value-type="percentage" office:value="0.77872722043926701" table:style-name="ce39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114" table:style-name="ce38">
            <text:p>23.114</text:p>
          </table:table-cell>
          <table:table-cell office:value-type="percentage" office:value="1" table:style-name="ce39">
            <text:p>100,0%</text:p>
          </table:table-cell>
          <table:table-cell office:value-type="float" office:value="28483" table:style-name="ce38">
            <text:p>28.483</text:p>
          </table:table-cell>
          <table:table-cell office:value-type="percentage" office:value="1" table:style-name="ce39">
            <text:p>100,0%</text:p>
          </table:table-cell>
          <table:table-cell office:value-type="float" office:value="36918" table:style-name="ce38">
            <text:p>36.918</text:p>
          </table:table-cell>
          <table:table-cell office:value-type="percentage" office:value="0.97878996765470072" table:style-name="ce39">
            <text:p>97,9%</text:p>
          </table:table-cell>
          <table:table-cell office:value-type="float" office:value="43963" table:style-name="ce38">
            <text:p>43.963</text:p>
          </table:table-cell>
          <table:table-cell office:value-type="percentage" office:value="0.92235229942933872" table:style-name="ce39">
            <text:p>92,2%</text:p>
          </table:table-cell>
          <table:table-cell office:value-type="float" office:value="45089" table:style-name="ce38">
            <text:p>45.089</text:p>
          </table:table-cell>
          <table:table-cell office:value-type="percentage" office:value="0.85158743649309687" table:style-name="ce39">
            <text:p>85,2%</text:p>
          </table:table-cell>
          <table:table-cell office:value-type="float" office:value="27003" table:style-name="ce38">
            <text:p>27.003</text:p>
          </table:table-cell>
          <table:table-cell office:value-type="percentage" office:value="0.6867672117805641" table:style-name="ce39">
            <text:p>68,7%</text:p>
          </table:table-cell>
          <table:table-cell office:value-type="float" office:value="18023" table:style-name="ce38">
            <text:p>18.023</text:p>
          </table:table-cell>
          <table:table-cell office:value-type="percentage" office:value="0.59173287806159303" table:style-name="ce39">
            <text:p>59,2%</text:p>
          </table:table-cell>
          <table:table-cell office:value-type="float" office:value="7672" table:style-name="ce38">
            <text:p>7.672</text:p>
          </table:table-cell>
          <table:table-cell office:value-type="percentage" office:value="0.30048566504778318" table:style-name="ce39">
            <text:p>30,0%</text:p>
          </table:table-cell>
          <table:table-cell office:value-type="float" office:value="230265" table:style-name="ce38">
            <text:p>230.265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1087790963834205" table:style-name="ce39">
            <text:p>81,1%</text:p>
          </table:table-cell>
          <table:table-cell office:value-type="percentage" office:value="0.71977156360771954" table:style-name="ce39">
            <text:p>72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731" table:style-name="ce38">
            <text:p>369.731</text:p>
          </table:table-cell>
          <table:table-cell office:value-type="percentage" office:value="1" table:style-name="ce39">
            <text:p>100,0%</text:p>
          </table:table-cell>
          <table:table-cell office:value-type="float" office:value="506699" table:style-name="ce38">
            <text:p>506.699</text:p>
          </table:table-cell>
          <table:table-cell office:value-type="percentage" office:value="0.96315776467882319" table:style-name="ce39">
            <text:p>96,3%</text:p>
          </table:table-cell>
          <table:table-cell office:value-type="float" office:value="671653" table:style-name="ce38">
            <text:p>671.653</text:p>
          </table:table-cell>
          <table:table-cell office:value-type="percentage" office:value="0.95497090241610183" table:style-name="ce39">
            <text:p>95,5%</text:p>
          </table:table-cell>
          <table:table-cell office:value-type="float" office:value="915874" table:style-name="ce38">
            <text:p>915.874</text:p>
          </table:table-cell>
          <table:table-cell office:value-type="percentage" office:value="0.94149877207969301" table:style-name="ce39">
            <text:p>94,1%</text:p>
          </table:table-cell>
          <table:table-cell office:value-type="float" office:value="970314" table:style-name="ce38">
            <text:p>970.314</text:p>
          </table:table-cell>
          <table:table-cell office:value-type="percentage" office:value="0.8321939396434388" table:style-name="ce39">
            <text:p>83,2%</text:p>
          </table:table-cell>
          <table:table-cell office:value-type="float" office:value="639552" table:style-name="ce38">
            <text:p>639.552</text:p>
          </table:table-cell>
          <table:table-cell office:value-type="percentage" office:value="0.67346784044480013" table:style-name="ce39">
            <text:p>67,3%</text:p>
          </table:table-cell>
          <table:table-cell office:value-type="float" office:value="459259" table:style-name="ce38">
            <text:p>459.259</text:p>
          </table:table-cell>
          <table:table-cell office:value-type="percentage" office:value="0.61855146637933933" table:style-name="ce39">
            <text:p>61,9%</text:p>
          </table:table-cell>
          <table:table-cell office:value-type="float" office:value="190304" table:style-name="ce38">
            <text:p>190.304</text:p>
          </table:table-cell>
          <table:table-cell office:value-type="percentage" office:value="0.34379324423440316" table:style-name="ce39">
            <text:p>34,4%</text:p>
          </table:table-cell>
          <table:table-cell office:value-type="float" office:value="4723386" table:style-name="ce38">
            <text:p>4.723.386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9013646346557354" table:style-name="ce39">
            <text:p>79,0%</text:p>
          </table:table-cell>
          <table:table-cell office:value-type="percentage" office:value="0.6966761102838277" table:style-name="ce39">
            <text:p>69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605" table:style-name="ce38">
            <text:p>72.605</text:p>
          </table:table-cell>
          <table:table-cell office:value-type="percentage" office:value="1" table:style-name="ce39">
            <text:p>100,0%</text:p>
          </table:table-cell>
          <table:table-cell office:value-type="float" office:value="100272" table:style-name="ce38">
            <text:p>100.272</text:p>
          </table:table-cell>
          <table:table-cell office:value-type="percentage" office:value="0.97447011146852736" table:style-name="ce39">
            <text:p>97,4%</text:p>
          </table:table-cell>
          <table:table-cell office:value-type="float" office:value="141083" table:style-name="ce38">
            <text:p>141.083</text:p>
          </table:table-cell>
          <table:table-cell office:value-type="percentage" office:value="0.96034279724183003" table:style-name="ce39">
            <text:p>96,0%</text:p>
          </table:table-cell>
          <table:table-cell office:value-type="float" office:value="201214" table:style-name="ce38">
            <text:p>201.214</text:p>
          </table:table-cell>
          <table:table-cell office:value-type="percentage" office:value="0.94353265558765054" table:style-name="ce39">
            <text:p>94,4%</text:p>
          </table:table-cell>
          <table:table-cell office:value-type="float" office:value="218893" table:style-name="ce38">
            <text:p>218.893</text:p>
          </table:table-cell>
          <table:table-cell office:value-type="percentage" office:value="0.8612511164359038" table:style-name="ce39">
            <text:p>86,1%</text:p>
          </table:table-cell>
          <table:table-cell office:value-type="float" office:value="147415" table:style-name="ce38">
            <text:p>147.415</text:p>
          </table:table-cell>
          <table:table-cell office:value-type="percentage" office:value="0.70532480395018249" table:style-name="ce39">
            <text:p>70,5%</text:p>
          </table:table-cell>
          <table:table-cell office:value-type="float" office:value="116433" table:style-name="ce38">
            <text:p>116.433</text:p>
          </table:table-cell>
          <table:table-cell office:value-type="percentage" office:value="0.67596140448655428" table:style-name="ce39">
            <text:p>67,6%</text:p>
          </table:table-cell>
          <table:table-cell office:value-type="float" office:value="80056" table:style-name="ce38">
            <text:p>80.056</text:p>
          </table:table-cell>
          <table:table-cell office:value-type="percentage" office:value="0.56419580813846959" table:style-name="ce39">
            <text:p>56,4%</text:p>
          </table:table-cell>
          <table:table-cell office:value-type="float" office:value="1077971" table:style-name="ce38">
            <text:p>1.077.971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2279257818075513" table:style-name="ce39">
            <text:p>82,3%</text:p>
          </table:table-cell>
          <table:table-cell office:value-type="percentage" office:value="0.71329712933192435" table:style-name="ce39">
            <text:p>71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046" table:style-name="ce38">
            <text:p>42.046</text:p>
          </table:table-cell>
          <table:table-cell office:value-type="percentage" office:value="1" table:style-name="ce39">
            <text:p>100,0%</text:p>
          </table:table-cell>
          <table:table-cell office:value-type="float" office:value="55631" table:style-name="ce38">
            <text:p>55.631</text:p>
          </table:table-cell>
          <table:table-cell office:value-type="percentage" office:value="0.9971142816174362" table:style-name="ce39">
            <text:p>99,7%</text:p>
          </table:table-cell>
          <table:table-cell office:value-type="float" office:value="70753" table:style-name="ce38">
            <text:p>70.753</text:p>
          </table:table-cell>
          <table:table-cell office:value-type="percentage" office:value="0.9581414874600509" table:style-name="ce39">
            <text:p>95,8%</text:p>
          </table:table-cell>
          <table:table-cell office:value-type="float" office:value="89936" table:style-name="ce38">
            <text:p>89.936</text:p>
          </table:table-cell>
          <table:table-cell office:value-type="percentage" office:value="0.93010941733716668" table:style-name="ce39">
            <text:p>93,0%</text:p>
          </table:table-cell>
          <table:table-cell office:value-type="float" office:value="91528" table:style-name="ce38">
            <text:p>91.528</text:p>
          </table:table-cell>
          <table:table-cell office:value-type="percentage" office:value="0.84746578767059866" table:style-name="ce39">
            <text:p>84,7%</text:p>
          </table:table-cell>
          <table:table-cell office:value-type="float" office:value="58061" table:style-name="ce38">
            <text:p>58.061</text:p>
          </table:table-cell>
          <table:table-cell office:value-type="percentage" office:value="0.71379746991062321" table:style-name="ce39">
            <text:p>71,4%</text:p>
          </table:table-cell>
          <table:table-cell office:value-type="float" office:value="46673" table:style-name="ce38">
            <text:p>46.673</text:p>
          </table:table-cell>
          <table:table-cell office:value-type="percentage" office:value="0.68508814420127118" table:style-name="ce39">
            <text:p>68,5%</text:p>
          </table:table-cell>
          <table:table-cell office:value-type="float" office:value="28099" table:style-name="ce38">
            <text:p>28.099</text:p>
          </table:table-cell>
          <table:table-cell office:value-type="percentage" office:value="0.49831524437823649" table:style-name="ce39">
            <text:p>49,8%</text:p>
          </table:table-cell>
          <table:table-cell office:value-type="float" office:value="482727" table:style-name="ce38">
            <text:p>482.727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3034949445604567" table:style-name="ce39">
            <text:p>83,0%</text:p>
          </table:table-cell>
          <table:table-cell office:value-type="percentage" office:value="0.73008044501109348" table:style-name="ce39">
            <text:p>73,0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557" table:style-name="ce38">
            <text:p>161.557</text:p>
          </table:table-cell>
          <table:table-cell office:value-type="percentage" office:value="1.0228363406141183" table:style-name="ce39">
            <text:p>102,3%</text:p>
          </table:table-cell>
          <table:table-cell office:value-type="float" office:value="211738" table:style-name="ce38">
            <text:p>211.738</text:p>
          </table:table-cell>
          <table:table-cell office:value-type="percentage" office:value="0.99369723250782571" table:style-name="ce39">
            <text:p>99,4%</text:p>
          </table:table-cell>
          <table:table-cell office:value-type="float" office:value="272032" table:style-name="ce38">
            <text:p>272.032</text:p>
          </table:table-cell>
          <table:table-cell office:value-type="percentage" office:value="0.97113012683895061" table:style-name="ce39">
            <text:p>97,1%</text:p>
          </table:table-cell>
          <table:table-cell office:value-type="float" office:value="316914" table:style-name="ce38">
            <text:p>316.914</text:p>
          </table:table-cell>
          <table:table-cell office:value-type="percentage" office:value="0.93216305808922373" table:style-name="ce39">
            <text:p>93,2%</text:p>
          </table:table-cell>
          <table:table-cell office:value-type="float" office:value="309162" table:style-name="ce38">
            <text:p>309.162</text:p>
          </table:table-cell>
          <table:table-cell office:value-type="percentage" office:value="0.85372501263348" table:style-name="ce39">
            <text:p>85,4%</text:p>
          </table:table-cell>
          <table:table-cell office:value-type="float" office:value="175112" table:style-name="ce38">
            <text:p>175.112</text:p>
          </table:table-cell>
          <table:table-cell office:value-type="percentage" office:value="0.67210402889350318" table:style-name="ce39">
            <text:p>67,2%</text:p>
          </table:table-cell>
          <table:table-cell office:value-type="float" office:value="114778" table:style-name="ce38">
            <text:p>114.778</text:p>
          </table:table-cell>
          <table:table-cell office:value-type="percentage" office:value="0.56952176803913979" table:style-name="ce39">
            <text:p>57,0%</text:p>
          </table:table-cell>
          <table:table-cell office:value-type="float" office:value="68575" table:style-name="ce38">
            <text:p>68.575</text:p>
          </table:table-cell>
          <table:table-cell office:value-type="percentage" office:value="0.4067174359156851" table:style-name="ce39">
            <text:p>40,7%</text:p>
          </table:table-cell>
          <table:table-cell office:value-type="float" office:value="1629868" table:style-name="ce38">
            <text:p>1.629.868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2152965080145957" table:style-name="ce39">
            <text:p>82,2%</text:p>
          </table:table-cell>
          <table:table-cell office:value-type="percentage" office:value="0.73400813509005158" table:style-name="ce39">
            <text:p>73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5" table:style-name="ce38">
            <text:p>2.355</text:p>
          </table:table-cell>
          <table:table-cell office:value-type="percentage" office:value="0.90403071017274472" table:style-name="ce39">
            <text:p>90,4%</text:p>
          </table:table-cell>
          <table:table-cell office:value-type="float" office:value="3833" table:style-name="ce38">
            <text:p>3.833</text:p>
          </table:table-cell>
          <table:table-cell office:value-type="percentage" office:value="0.88767948124131546" table:style-name="ce39">
            <text:p>88,8%</text:p>
          </table:table-cell>
          <table:table-cell office:value-type="float" office:value="7331" table:style-name="ce38">
            <text:p>7.331</text:p>
          </table:table-cell>
          <table:table-cell office:value-type="percentage" office:value="0.93305332824233167" table:style-name="ce39">
            <text:p>93,3%</text:p>
          </table:table-cell>
          <table:table-cell office:value-type="float" office:value="10073" table:style-name="ce38">
            <text:p>10.073</text:p>
          </table:table-cell>
          <table:table-cell office:value-type="percentage" office:value="0.87166839736933199" table:style-name="ce39">
            <text:p>87,2%</text:p>
          </table:table-cell>
          <table:table-cell office:value-type="float" office:value="10243" table:style-name="ce38">
            <text:p>10.243</text:p>
          </table:table-cell>
          <table:table-cell office:value-type="percentage" office:value="0.81023572219585505" table:style-name="ce39">
            <text:p>81,0%</text:p>
          </table:table-cell>
          <table:table-cell office:value-type="float" office:value="7891" table:style-name="ce38">
            <text:p>7.891</text:p>
          </table:table-cell>
          <table:table-cell office:value-type="percentage" office:value="0.6634437531528502" table:style-name="ce39">
            <text:p>66,3%</text:p>
          </table:table-cell>
          <table:table-cell office:value-type="float" office:value="7111" table:style-name="ce38">
            <text:p>7.111</text:p>
          </table:table-cell>
          <table:table-cell office:value-type="percentage" office:value="0.64839974468861128" table:style-name="ce39">
            <text:p>64,8%</text:p>
          </table:table-cell>
          <table:table-cell office:value-type="float" office:value="4746" table:style-name="ce38">
            <text:p>4.746</text:p>
          </table:table-cell>
          <table:table-cell office:value-type="percentage" office:value="0.52005259697567385" table:style-name="ce39">
            <text:p>52,0%</text:p>
          </table:table-cell>
          <table:table-cell office:value-type="float" office:value="53583" table:style-name="ce38">
            <text:p>53.583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5506235468188543" table:style-name="ce39">
            <text:p>75,5%</text:p>
          </table:table-cell>
          <table:table-cell office:value-type="percentage" office:value="0.63636255670886677" table:style-name="ce39">
            <text:p>63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48" table:style-name="ce38">
            <text:p>1.948</text:p>
          </table:table-cell>
          <table:table-cell office:value-type="percentage" office:value="0.82928905917411666" table:style-name="ce39">
            <text:p>82,9%</text:p>
          </table:table-cell>
          <table:table-cell office:value-type="float" office:value="3210" table:style-name="ce38">
            <text:p>3.210</text:p>
          </table:table-cell>
          <table:table-cell office:value-type="percentage" office:value="0.85645677694770539" table:style-name="ce39">
            <text:p>85,6%</text:p>
          </table:table-cell>
          <table:table-cell office:value-type="float" office:value="6896" table:style-name="ce38">
            <text:p>6.896</text:p>
          </table:table-cell>
          <table:table-cell office:value-type="percentage" office:value="0.88105276606618121" table:style-name="ce39">
            <text:p>88,1%</text:p>
          </table:table-cell>
          <table:table-cell office:value-type="float" office:value="9281" table:style-name="ce38">
            <text:p>9.281</text:p>
          </table:table-cell>
          <table:table-cell office:value-type="percentage" office:value="0.82140012390477035" table:style-name="ce39">
            <text:p>82,1%</text:p>
          </table:table-cell>
          <table:table-cell office:value-type="float" office:value="9496" table:style-name="ce38">
            <text:p>9.496</text:p>
          </table:table-cell>
          <table:table-cell office:value-type="percentage" office:value="0.79120146642226297" table:style-name="ce39">
            <text:p>79,1%</text:p>
          </table:table-cell>
          <table:table-cell office:value-type="float" office:value="7686" table:style-name="ce38">
            <text:p>7.686</text:p>
          </table:table-cell>
          <table:table-cell office:value-type="percentage" office:value="0.63347894172916841" table:style-name="ce39">
            <text:p>63,3%</text:p>
          </table:table-cell>
          <table:table-cell office:value-type="float" office:value="7069" table:style-name="ce38">
            <text:p>7.069</text:p>
          </table:table-cell>
          <table:table-cell office:value-type="percentage" office:value="0.58932888703626507" table:style-name="ce39">
            <text:p>58,9%</text:p>
          </table:table-cell>
          <table:table-cell office:value-type="float" office:value="5301" table:style-name="ce38">
            <text:p>5.301</text:p>
          </table:table-cell>
          <table:table-cell office:value-type="percentage" office:value="0.55368706914560273" table:style-name="ce39">
            <text:p>55,4%</text:p>
          </table:table-cell>
          <table:table-cell office:value-type="float" office:value="50887" table:style-name="ce38">
            <text:p>50.887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1745597586250653" table:style-name="ce39">
            <text:p>71,7%</text:p>
          </table:table-cell>
          <table:table-cell office:value-type="percentage" office:value="0.58439753778308601" table:style-name="ce39">
            <text:p>58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4" table:style-name="ce38">
            <text:p>24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402" table:style-name="ce38">
            <text:p>3.402</text:p>
          </table:table-cell>
          <table:table-cell office:value-type="string" table:style-name="ce39">
            <text:p>-</text:p>
          </table:table-cell>
          <table:table-cell office:value-type="float" office:value="9044" table:style-name="ce38">
            <text:p>9.044</text:p>
          </table:table-cell>
          <table:table-cell office:value-type="string" table:style-name="ce39">
            <text:p>-</text:p>
          </table:table-cell>
          <table:table-cell office:value-type="float" office:value="20771" table:style-name="ce38">
            <text:p>20.771</text:p>
          </table:table-cell>
          <table:table-cell office:value-type="string" table:style-name="ce39">
            <text:p>-</text:p>
          </table:table-cell>
          <table:table-cell office:value-type="float" office:value="29660" table:style-name="ce38">
            <text:p>29.660</text:p>
          </table:table-cell>
          <table:table-cell office:value-type="string" table:style-name="ce39">
            <text:p>-</text:p>
          </table:table-cell>
          <table:table-cell office:value-type="float" office:value="22191" table:style-name="ce38">
            <text:p>22.191</text:p>
          </table:table-cell>
          <table:table-cell office:value-type="string" table:style-name="ce39">
            <text:p>-</text:p>
          </table:table-cell>
          <table:table-cell office:value-type="float" office:value="850" table:style-name="ce38">
            <text:p>850</text:p>
          </table:table-cell>
          <table:table-cell office:value-type="string" table:style-name="ce39">
            <text:p>-</text:p>
          </table:table-cell>
          <table:table-cell office:value-type="float" office:value="85960" table:style-name="ce38">
            <text:p>85.960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7" table:style-name="ce41">
            <text:p>17</text:p>
          </table:table-cell>
          <table:table-cell office:value-type="string" table:style-name="ce42">
            <text:p>-</text:p>
          </table:table-cell>
          <table:table-cell office:value-type="float" office:value="20" table:style-name="ce41">
            <text:p>20</text:p>
          </table:table-cell>
          <table:table-cell office:value-type="string" table:style-name="ce42">
            <text:p>-</text:p>
          </table:table-cell>
          <table:table-cell office:value-type="float" office:value="154" table:style-name="ce41">
            <text:p>154</text:p>
          </table:table-cell>
          <table:table-cell office:value-type="string" table:style-name="ce42">
            <text:p>-</text:p>
          </table:table-cell>
          <table:table-cell office:value-type="float" office:value="466" table:style-name="ce41">
            <text:p>466</text:p>
          </table:table-cell>
          <table:table-cell office:value-type="string" table:style-name="ce42">
            <text:p>-</text:p>
          </table:table-cell>
          <table:table-cell office:value-type="float" office:value="870" table:style-name="ce41">
            <text:p>870</text:p>
          </table:table-cell>
          <table:table-cell office:value-type="string" table:style-name="ce42">
            <text:p>-</text:p>
          </table:table-cell>
          <table:table-cell office:value-type="float" office:value="947" table:style-name="ce41">
            <text:p>947</text:p>
          </table:table-cell>
          <table:table-cell office:value-type="string" table:style-name="ce42">
            <text:p>-</text:p>
          </table:table-cell>
          <table:table-cell office:value-type="float" office:value="858" table:style-name="ce41">
            <text:p>858</text:p>
          </table:table-cell>
          <table:table-cell office:value-type="string" table:style-name="ce42">
            <text:p>-</text:p>
          </table:table-cell>
          <table:table-cell office:value-type="float" office:value="81" table:style-name="ce41">
            <text:p>81</text:p>
          </table:table-cell>
          <table:table-cell office:value-type="string" table:style-name="ce42">
            <text:p>-</text:p>
          </table:table-cell>
          <table:table-cell office:value-type="float" office:value="3413" table:style-name="ce41">
            <text:p>3.413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90258" table:style-name="ce45">
            <text:p>2.890.258</text:p>
          </table:table-cell>
          <table:table-cell office:value-type="percentage" office:value="1" table:style-name="ce46">
            <text:p>100,0%</text:p>
          </table:table-cell>
          <table:table-cell office:value-type="float" office:value="3900924" table:style-name="ce45">
            <text:p>3.900.924</text:p>
          </table:table-cell>
          <table:table-cell office:value-type="percentage" office:value="0.98507062419745228" table:style-name="ce46">
            <text:p>98,5%</text:p>
          </table:table-cell>
          <table:table-cell office:value-type="float" office:value="5117934" table:style-name="ce45">
            <text:p>5.117.934</text:p>
          </table:table-cell>
          <table:table-cell office:value-type="percentage" office:value="0.95895586010531042" table:style-name="ce46">
            <text:p>95,9%</text:p>
          </table:table-cell>
          <table:table-cell office:value-type="float" office:value="6493973" table:style-name="ce45">
            <text:p>6.493.973</text:p>
          </table:table-cell>
          <table:table-cell office:value-type="percentage" office:value="0.92331728492973286" table:style-name="ce46">
            <text:p>92,3%</text:p>
          </table:table-cell>
          <table:table-cell office:value-type="float" office:value="6645857" table:style-name="ce45">
            <text:p>6.645.857</text:p>
          </table:table-cell>
          <table:table-cell office:value-type="percentage" office:value="0.84212854533799086" table:style-name="ce46">
            <text:p>84,2%</text:p>
          </table:table-cell>
          <table:table-cell office:value-type="float" office:value="4325443" table:style-name="ce45">
            <text:p>4.325.443</text:p>
          </table:table-cell>
          <table:table-cell office:value-type="percentage" office:value="0.69424770757204635" table:style-name="ce46">
            <text:p>69,4%</text:p>
          </table:table-cell>
          <table:table-cell office:value-type="float" office:value="3204827" table:style-name="ce45">
            <text:p>3.204.827</text:p>
          </table:table-cell>
          <table:table-cell office:value-type="percentage" office:value="0.64814162406161013" table:style-name="ce46">
            <text:p>64,8%</text:p>
          </table:table-cell>
          <table:table-cell office:value-type="float" office:value="1691377" table:style-name="ce45">
            <text:p>1.691.377</text:p>
          </table:table-cell>
          <table:table-cell office:value-type="percentage" office:value="0.43494820615498397" table:style-name="ce46">
            <text:p>43,5%</text:p>
          </table:table-cell>
          <table:table-cell office:value-type="float" office:value="34270593" table:style-name="ce45">
            <text:p>34.270.593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1364515101166013" table:style-name="ce46">
            <text:p>81,4%</text:p>
          </table:table-cell>
          <table:table-cell office:value-type="percentage" office:value="0.72223432715932367" table:style-name="ce46">
            <text:p>72,2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9-06T14:27:22Z</meta:creation-date>
    <dc:date>2021-09-06T14:27:59Z</dc:date>
  </office:meta>
</office:document-meta>
</file>